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Arial2" svg:font-family="Arial, Helvetica, sans-serif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imes New Roman1" svg:font-family="'Times New Roman', 'Times New Roman'" style:font-family-generic="roman"/>
    <style:font-face style:name="TT2EC3o00" svg:font-family="TT2EC3o00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 style:master-page-name="Standard">
      <style:table-properties style:width="9.252cm" style:page-number="auto" table:align="margins" style:writing-mode="lr-tb"/>
    </style:style>
    <style:style style:name="Tabela6.A" style:family="table-column">
      <style:table-column-properties style:column-width="1.693cm" style:rel-column-width="11994*"/>
    </style:style>
    <style:style style:name="Tabela6.B" style:family="table-column">
      <style:table-column-properties style:column-width="7.558cm" style:rel-column-width="53541*"/>
    </style:style>
    <style:style style:name="Tabela6.1" style:family="table-row">
      <style:table-row-properties style:min-row-height="1.9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style:vertical-align="middle" fo:padding="0.097cm" fo:border="0.05pt solid #000000"/>
    </style:style>
    <style:style style:name="Tabela1" style:family="table">
      <style:table-properties style:width="9.252cm" table:align="margins" style:may-break-between-rows="false"/>
    </style:style>
    <style:style style:name="Tabela1.A" style:family="table-column">
      <style:table-column-properties style:column-width="4.625cm" style:rel-column-width="32767*"/>
    </style:style>
    <style:style style:name="Tabela1.B" style:family="table-column">
      <style:table-column-properties style:column-width="4.627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.89cm" table:align="center"/>
    </style:style>
    <style:style style:name="Tabela5.A" style:family="table-column">
      <style:table-column-properties style:column-width="1.792cm"/>
    </style:style>
    <style:style style:name="Tabela5.B" style:family="table-column">
      <style:table-column-properties style:column-width="3.09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9.252cm" table:align="margins"/>
    </style:style>
    <style:style style:name="Tabela2.A" style:family="table-column">
      <style:table-column-properties style:column-width="4.627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9.252cm" table:align="margins"/>
    </style:style>
    <style:style style:name="Tabela3.A" style:family="table-column">
      <style:table-column-properties style:column-width="3.083cm" style:rel-column-width="21845*"/>
    </style:style>
    <style:style style:name="Tabela3.A1" style:family="table-cell">
      <style:table-cell-properties fo:padding="0cm" fo:border="none"/>
    </style:style>
    <style:style style:name="Tabela4" style:family="table">
      <style:table-properties style:width="9.252cm" table:align="margins"/>
    </style:style>
    <style:style style:name="Tabela4.A" style:family="table-column">
      <style:table-column-properties style:column-width="2.312cm" style:rel-column-width="1311*"/>
    </style:style>
    <style:style style:name="Tabela4.A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fo:font-weight="bold" officeooo:paragraph-rsid="0026ad7b" style:font-size-asian="7pt" style:font-weight-asian="bold" style:font-size-complex="7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fo:font-weight="bold" officeooo:rsid="0021806b" officeooo:paragraph-rsid="0026ad7b" style:font-size-asian="7pt" style:font-weight-asian="bold" style:font-size-complex="7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7pt" fo:font-weight="bold" officeooo:rsid="001f97ab" officeooo:paragraph-rsid="0026ad7b" style:font-size-asian="7pt" style:font-weight-asian="bold" style:font-size-complex="7pt" style:font-weight-complex="bold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="Arial" fo:font-size="7pt" fo:font-weight="bold" officeooo:paragraph-rsid="0026ad7b" style:font-size-asian="7pt" style:font-weight-asian="bold" style:font-size-complex="7pt" style:font-weight-complex="bold"/>
    </style:style>
    <style:style style:name="P5" style:family="paragraph" style:parent-style-name="Table_20_Contents">
      <style:text-properties officeooo:paragraph-rsid="0026ad7b" style:font-size-asian="10pt" style:font-size-complex="10pt"/>
    </style:style>
    <style:style style:name="P6" style:family="paragraph" style:parent-style-name="Standard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bold" officeooo:rsid="00c6dfc5" officeooo:paragraph-rsid="00c8c34c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7" style:family="paragraph" style:parent-style-name="Standard">
      <style:paragraph-properties fo:margin-top="0cm" fo:margin-bottom="0.21cm" loext:contextual-spacing="false" fo:line-height="100%" fo:text-align="justify" style:justify-single-word="false"/>
      <style:text-properties fo:color="#000000" style:font-name="Arial" fo:font-weight="bold" officeooo:rsid="002a25e8" officeooo:paragraph-rsid="006ba65a" style:font-weight-asian="bold" style:font-weight-complex="bold"/>
    </style:style>
    <style:style style:name="P8" style:family="paragraph" style:parent-style-name="Standard">
      <style:paragraph-properties fo:margin-top="0cm" fo:margin-bottom="0.21cm" loext:contextual-spacing="false" fo:line-height="100%" fo:text-align="start" style:justify-single-word="false"/>
      <style:text-properties style:font-name="Arial" officeooo:rsid="002a25e8" officeooo:paragraph-rsid="006ba65a"/>
    </style:style>
    <style:style style:name="P9" style:family="paragraph" style:parent-style-name="Table_20_Contents">
      <style:paragraph-properties fo:text-align="justify" style:justify-single-word="false"/>
      <style:text-properties style:font-name="Arial" fo:font-size="10pt" style:font-name-asian="TT2EC3o00" style:font-size-asian="10pt" style:font-name-complex="TT2EC3o00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officeooo:paragraph-rsid="00c8c34c" style:font-name-asian="TT2EC3o00" style:font-size-asian="10pt" style:font-name-complex="TT2EC3o00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0pt" fo:font-weight="bold" officeooo:rsid="00c1a27b" officeooo:paragraph-rsid="00c1a27b" style:font-name-asian="TT2EC3o00" style:font-size-asian="10pt" style:font-weight-asian="bold" style:font-name-complex="TT2EC3o00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ourier New1" fo:font-size="10pt" fo:font-weight="bold" officeooo:rsid="00c1a27b" officeooo:paragraph-rsid="00c1a27b" style:font-name-asian="TT2EC3o00" style:font-size-asian="10pt" style:font-weight-asian="bold" style:font-name-complex="TT2EC3o00" style:font-size-complex="10pt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Courier New1" fo:font-size="10pt" fo:font-weight="bold" style:font-name-asian="TT2EC3o00" style:font-size-asian="10pt" style:font-weight-asian="bold" style:font-name-complex="TT2EC3o00" style:font-size-complex="10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1" fo:font-size="10pt" fo:font-weight="bold" style:font-size-asian="10.5pt" style:font-weight-asian="bold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1" fo:font-size="10pt" fo:font-weight="bold" officeooo:paragraph-rsid="00bd19b3" style:font-size-asian="10.5pt" style:font-weight-asian="bold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1" fo:font-size="10pt" fo:font-weight="bold" officeooo:rsid="00bd19b3" officeooo:paragraph-rsid="00bd19b3" style:font-size-asian="10.5pt" style:font-weight-asian="bold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officeooo:rsid="00bbbccb" officeooo:paragraph-rsid="00bbbccb" style:font-size-asian="10.5pt" style:font-weight-asian="bold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.5pt" style:font-weight-asian="bold" style:font-weight-complex="bold"/>
    </style:style>
    <style:style style:name="P19" style:family="paragraph" style:parent-style-name="Respostas">
      <style:paragraph-properties fo:margin-top="0cm" fo:margin-bottom="0cm" loext:contextual-spacing="false"/>
    </style:style>
    <style:style style:name="P20" style:family="paragraph" style:parent-style-name="Respostas">
      <style:paragraph-properties fo:margin-top="0cm" fo:margin-bottom="0.21cm" loext:contextual-spacing="false"/>
    </style:style>
    <style:style style:name="P21" style:family="paragraph" style:parent-style-name="Respostas">
      <style:paragraph-properties fo:margin-top="0cm" fo:margin-bottom="0.21cm" loext:contextual-spacing="false"/>
      <style:text-properties fo:color="#231f20" fo:font-size="10pt" fo:language="pt" fo:country="BR" fo:font-weight="bold" officeooo:rsid="001a682b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22" style:family="paragraph" style:parent-style-name="Respostas">
      <style:paragraph-properties fo:margin-top="0cm" fo:margin-bottom="0.21cm" loext:contextual-spacing="false" fo:text-align="start" style:justify-single-word="false"/>
      <style:text-properties fo:color="#231f20" fo:font-size="10pt" fo:language="pt" fo:country="BR" fo:font-weight="bold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23" style:family="paragraph" style:parent-style-name="Respostas">
      <style:paragraph-properties fo:margin-top="0cm" fo:margin-bottom="0.21cm" loext:contextual-spacing="false"/>
      <style:text-properties fo:color="#231f20" fo:font-size="10pt" fo:language="pt" fo:country="BR" fo:font-weight="bold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24" style:family="paragraph" style:parent-style-name="Respostas">
      <style:paragraph-properties fo:margin-top="0cm" fo:margin-bottom="0.21cm" loext:contextual-spacing="false"/>
      <style:text-properties fo:color="#231f20" fo:font-size="10pt" fo:language="pt" fo:country="BR" officeooo:paragraph-rsid="00bd19b3" style:font-name-asian="TT2EC3o00" style:font-size-asian="10pt" style:font-name-complex="TT2EC3o00" style:font-size-complex="10pt"/>
    </style:style>
    <style:style style:name="P25" style:family="paragraph" style:parent-style-name="Respostas">
      <style:paragraph-properties fo:margin-top="0cm" fo:margin-bottom="0.21cm" loext:contextual-spacing="false" fo:text-align="start" style:justify-single-word="false"/>
      <style:text-properties fo:color="#231f20" fo:font-size="10pt" fo:language="pt" fo:country="BR" officeooo:paragraph-rsid="00bd19b3" style:font-name-asian="TT2EC3o00" style:font-size-asian="10pt" style:font-name-complex="TT2EC3o00" style:font-size-complex="10pt"/>
    </style:style>
    <style:style style:name="P26" style:family="paragraph" style:parent-style-name="Respostas">
      <style:paragraph-properties fo:margin-top="0cm" fo:margin-bottom="0.21cm" loext:contextual-spacing="false"/>
      <style:text-properties fo:color="#231f20" fo:font-size="10pt" fo:language="pt" fo:country="BR" officeooo:paragraph-rsid="00c2bd4e" style:font-name-asian="TT2EC3o00" style:font-size-asian="10pt" style:font-name-complex="TT2EC3o00" style:font-size-complex="10pt"/>
    </style:style>
    <style:style style:name="P27" style:family="paragraph" style:parent-style-name="Respostas">
      <style:paragraph-properties fo:margin-top="0cm" fo:margin-bottom="0.21cm" loext:contextual-spacing="false"/>
      <style:text-properties fo:color="#231f20" fo:font-size="10pt" fo:language="pt" fo:country="BR" fo:font-weight="normal" officeooo:paragraph-rsid="00bd19b3" style:font-name-asian="TT2EC3o00" style:font-size-asian="10pt" style:font-weight-asian="normal" style:font-name-complex="TT2EC3o00" style:font-size-complex="10pt" style:font-weight-complex="normal"/>
    </style:style>
    <style:style style:name="P28" style:family="paragraph" style:parent-style-name="Respostas">
      <style:paragraph-properties fo:margin-top="0cm" fo:margin-bottom="0.21cm" loext:contextual-spacing="false"/>
      <style:text-properties fo:color="#ff3333" fo:font-size="10pt" fo:language="pt" fo:country="BR" officeooo:paragraph-rsid="00bd19b3" style:font-name-asian="TT2EC3o00" style:font-size-asian="10pt" style:font-name-complex="TT2EC3o00" style:font-size-complex="10pt"/>
    </style:style>
    <style:style style:name="P29" style:family="paragraph" style:parent-style-name="Respostas">
      <style:paragraph-properties fo:margin-top="0cm" fo:margin-bottom="0.21cm" loext:contextual-spacing="false"/>
      <style:text-properties fo:color="#ff3333" fo:font-size="10pt" fo:language="pt" fo:country="BR" officeooo:paragraph-rsid="00c2bd4e" style:font-name-asian="TT2EC3o00" style:font-size-asian="10pt" style:font-name-complex="TT2EC3o00" style:font-size-complex="10pt"/>
    </style:style>
    <style:style style:name="P30" style:family="paragraph" style:parent-style-name="Respostas">
      <style:paragraph-properties fo:margin-top="0cm" fo:margin-bottom="0.21cm" loext:contextual-spacing="false"/>
      <style:text-properties fo:color="#ff3333" style:font-name="Arial" fo:font-size="10pt" fo:language="pt" fo:country="BR" fo:font-style="normal" fo:font-weight="normal" officeooo:rsid="00c563d8" officeooo:paragraph-rsid="00c563d8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31" style:family="paragraph" style:parent-style-name="Respostas">
      <style:paragraph-properties fo:margin-top="0cm" fo:margin-bottom="0.21cm" loext:contextual-spacing="false" fo:text-align="justify" style:justify-single-word="false"/>
      <style:text-properties fo:color="#ff3333" style:font-name="Arial" fo:font-size="10pt" fo:language="pt" fo:country="BR" fo:font-style="normal" fo:font-weight="normal" officeooo:rsid="00c6dfc5" officeooo:paragraph-rsid="00c6dfc5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32" style:family="paragraph" style:parent-style-name="Respostas">
      <style:paragraph-properties fo:margin-top="0cm" fo:margin-bottom="0.21cm" loext:contextual-spacing="false" fo:text-align="justify" style:justify-single-word="false"/>
      <style:text-properties fo:color="#ff3333" style:font-name="Arial" fo:font-size="10pt" fo:language="pt" fo:country="BR" officeooo:paragraph-rsid="00bd19b3" style:font-name-asian="TT2EC3o00" style:font-size-asian="10pt" style:font-name-complex="TT2EC3o00" style:font-size-complex="10pt"/>
    </style:style>
    <style:style style:name="P33" style:family="paragraph" style:parent-style-name="Respostas">
      <style:paragraph-properties fo:margin-top="0cm" fo:margin-bottom="0.21cm" loext:contextual-spacing="false"/>
      <style:text-properties fo:color="#000000" fo:font-size="10pt" fo:language="pt" fo:country="BR" officeooo:paragraph-rsid="00bd19b3" style:font-name-asian="TT2EC3o00" style:font-size-asian="10pt" style:font-name-complex="TT2EC3o00" style:font-size-complex="10pt"/>
    </style:style>
    <style:style style:name="P34" style:family="paragraph" style:parent-style-name="Respostas">
      <style:paragraph-properties fo:margin-top="0cm" fo:margin-bottom="0.21cm" loext:contextual-spacing="false"/>
      <style:text-properties fo:color="#000000" fo:font-size="10pt" fo:language="pt" fo:country="BR" officeooo:paragraph-rsid="00c2bd4e" style:font-name-asian="TT2EC3o00" style:font-size-asian="10pt" style:font-name-complex="TT2EC3o00" style:font-size-complex="10pt"/>
    </style:style>
    <style:style style:name="P35" style:family="paragraph" style:parent-style-name="Respostas">
      <style:paragraph-properties fo:margin-top="0cm" fo:margin-bottom="0.21cm" loext:contextual-spacing="false"/>
      <style:text-properties fo:color="#000000" fo:font-size="10pt" fo:language="pt" fo:country="BR" officeooo:paragraph-rsid="00c8c34c" style:font-name-asian="TT2EC3o00" style:font-size-asian="10pt" style:font-name-complex="TT2EC3o00" style:font-size-complex="10pt"/>
    </style:style>
    <style:style style:name="P36" style:family="paragraph" style:parent-style-name="Respostas">
      <style:paragraph-properties fo:margin-top="0cm" fo:margin-bottom="0.21cm" loext:contextual-spacing="false"/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Respostas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bold" officeooo:rsid="00c563d8" officeooo:paragraph-rsid="00c563d8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38" style:family="paragraph" style:parent-style-name="Respostas">
      <style:paragraph-properties fo:margin-top="0cm" fo:margin-bottom="0.21cm" loext:contextual-spacing="false" fo:text-align="center" style:justify-single-word="false"/>
      <style:text-properties fo:color="#000000" style:font-name="Arial" fo:font-size="10pt" fo:language="pt" fo:country="BR" fo:font-style="normal" fo:font-weight="bold" officeooo:rsid="00c563d8" officeooo:paragraph-rsid="00c563d8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39" style:family="paragraph" style:parent-style-name="Respostas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bold" officeooo:rsid="00c6dfc5" officeooo:paragraph-rsid="00c6dfc5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40" style:family="paragraph" style:parent-style-name="Respostas">
      <style:paragraph-properties fo:margin-top="0cm" fo:margin-bottom="0.21cm" loext:contextual-spacing="false" fo:text-align="center" style:justify-single-word="false"/>
      <style:text-properties fo:color="#000000" style:font-name="Arial" fo:font-size="10pt" fo:language="pt" fo:country="BR" fo:font-style="normal" fo:font-weight="bold" officeooo:rsid="00c6dfc5" officeooo:paragraph-rsid="00c6dfc5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41" style:family="paragraph" style:parent-style-name="Respostas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normal" officeooo:rsid="00c2bd4e" officeooo:paragraph-rsid="00c2bd4e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42" style:family="paragraph" style:parent-style-name="Respostas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normal" officeooo:rsid="00c563d8" officeooo:paragraph-rsid="00c563d8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43" style:family="paragraph" style:parent-style-name="Respostas">
      <style:paragraph-properties fo:margin-top="0cm" fo:margin-bottom="0.21cm" loext:contextual-spacing="false"/>
      <style:text-properties fo:color="#000000" style:font-name="Arial" fo:font-size="10pt" fo:language="pt" fo:country="BR" fo:font-style="normal" fo:font-weight="normal" officeooo:rsid="00c6dfc5" officeooo:paragraph-rsid="00c6dfc5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44" style:family="paragraph" style:parent-style-name="Respostas">
      <style:paragraph-properties fo:margin-top="0cm" fo:margin-bottom="0.21cm" loext:contextual-spacing="false" fo:text-align="justify" style:justify-single-word="false"/>
      <style:text-properties fo:color="#000000" style:font-name="Arial" fo:font-size="10pt" fo:language="pt" fo:country="BR" fo:font-style="normal" fo:font-weight="normal" officeooo:rsid="00c6dfc5" officeooo:paragraph-rsid="00c6dfc5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45" style:family="paragraph" style:parent-style-name="Respostas">
      <style:paragraph-properties fo:margin-top="0cm" fo:margin-bottom="0.21cm" loext:contextual-spacing="false" fo:text-align="justify" style:justify-single-word="false"/>
      <style:text-properties fo:color="#000000" style:font-name="Arial" fo:font-size="10pt" fo:language="pt" fo:country="BR" officeooo:paragraph-rsid="00bd19b3" style:font-name-asian="TT2EC3o00" style:font-size-asian="10pt" style:font-name-complex="TT2EC3o00" style:font-size-complex="10pt"/>
    </style:style>
    <style:style style:name="P46" style:family="paragraph" style:parent-style-name="Respostas">
      <style:paragraph-properties fo:margin-top="0cm" fo:margin-bottom="0.21cm" loext:contextual-spacing="false" fo:text-align="justify" style:justify-single-word="false"/>
      <style:text-properties style:font-name="Arial" fo:font-size="10pt" fo:language="pt" fo:country="BR" officeooo:paragraph-rsid="00bd19b3" style:font-name-asian="TT2EC3o00" style:font-size-asian="10pt" style:font-name-complex="TT2EC3o00" style:font-size-complex="10pt"/>
    </style:style>
    <style:style style:name="P47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fo:font-weight="bold" officeooo:rsid="00c1a27b" officeooo:paragraph-rsid="00c1a27b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officeooo:paragraph-rsid="00aa308b"/>
    </style:style>
    <style:style style:name="P49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style:font-name="Arial" fo:font-size="10pt" fo:font-weight="bold" officeooo:paragraph-rsid="007e0ca9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style:font-name="Arial" fo:font-size="10pt" fo:font-weight="normal" officeooo:rsid="00aa308b" officeooo:paragraph-rsid="00aa308b" fo:background-color="transparent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fo:font-weight="normal" officeooo:rsid="00aa308b" officeooo:paragraph-rsid="00aa308b" style:font-weight-asian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.21cm" loext:contextual-spacing="false" fo:line-height="100%" fo:text-align="justify" style:justify-single-word="false" fo:text-indent="0cm" style:auto-text-indent="false"/>
      <style:text-properties fo:color="#ff3333" style:font-name="Arial" fo:font-size="10pt" fo:font-weight="normal" officeooo:rsid="00aa308b" officeooo:paragraph-rsid="00aa308b" fo:background-color="transparent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top="0cm" fo:margin-bottom="0.21cm" loext:contextual-spacing="false" fo:text-align="center" style:justify-single-word="false"/>
      <style:text-properties fo:font-size="10pt" fo:language="pt" fo:country="BR" style:text-underline-style="solid" style:text-underline-width="auto" style:text-underline-color="font-color" fo:font-weight="bold" officeooo:paragraph-rsid="00bd19b3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top="0cm" fo:margin-bottom="0.21cm" loext:contextual-spacing="false"/>
      <style:text-properties fo:color="#000000" fo:font-size="10pt" fo:language="pt" fo:country="BR" fo:font-weight="bold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55" style:family="paragraph" style:parent-style-name="Text_20_body" style:list-style-name="L10">
      <style:paragraph-properties fo:margin-top="0cm" fo:margin-bottom="0.21cm" loext:contextual-spacing="false"/>
      <style:text-properties fo:color="#000000" fo:font-size="10pt" fo:language="pt" fo:country="BR" fo:font-weight="bold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56" style:family="paragraph" style:parent-style-name="Text_20_body" style:list-style-name="L10">
      <style:paragraph-properties fo:margin-top="0cm" fo:margin-bottom="0.21cm" loext:contextual-spacing="false"/>
      <style:text-properties fo:color="#000000" fo:font-size="10pt" fo:language="pt" fo:country="BR" fo:font-weight="bold" officeooo:rsid="00405ad1" officeooo:paragraph-rsid="00bd19b3" style:font-name-asian="TT2EC3o00" style:font-size-asian="10pt" style:font-weight-asian="bold" style:font-name-complex="TT2EC3o00" style:font-size-complex="10pt" style:font-weight-complex="bold"/>
    </style:style>
    <style:style style:name="P57" style:family="paragraph" style:parent-style-name="Text_20_body">
      <style:paragraph-properties fo:margin-top="0cm" fo:margin-bottom="0.21cm" loext:contextual-spacing="false"/>
      <style:text-properties fo:color="#000000" officeooo:paragraph-rsid="00bd19b3"/>
    </style:style>
    <style:style style:name="P58" style:family="paragraph" style:parent-style-name="Text_20_body">
      <style:paragraph-properties fo:margin-top="0cm" fo:margin-bottom="0.21cm" loext:contextual-spacing="false"/>
      <style:text-properties fo:color="#000000" style:font-name="Arial" fo:font-size="10pt" fo:font-style="normal" fo:font-weight="normal" officeooo:rsid="00c1a27b" officeooo:paragraph-rsid="00c1a27b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59" style:family="paragraph" style:parent-style-name="Text_20_body">
      <style:paragraph-properties fo:margin-top="0cm" fo:margin-bottom="0.21cm" loext:contextual-spacing="false"/>
      <style:text-properties fo:color="#000000" style:font-name="Arial" fo:font-size="10pt" fo:font-style="normal" fo:font-weight="bold" officeooo:rsid="00c1a27b" officeooo:paragraph-rsid="00c1a27b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60" style:family="paragraph" style:parent-style-name="Text_20_body">
      <style:paragraph-properties fo:margin-top="0cm" fo:margin-bottom="0.21cm" loext:contextual-spacing="false"/>
      <style:text-properties fo:color="#000000" style:font-name="Arial" fo:font-size="10pt" fo:font-style="normal" fo:font-weight="bold" officeooo:rsid="00c2bd4e" officeooo:paragraph-rsid="00c2bd4e" fo:background-color="transparent" style:font-name-asian="TT2EC3o00" style:font-size-asian="10pt" style:font-style-asian="normal" style:font-weight-asian="bold" style:font-name-complex="TT2EC3o00" style:font-size-complex="10pt" style:font-style-complex="normal" style:font-weight-complex="bold"/>
    </style:style>
    <style:style style:name="P61" style:family="paragraph" style:parent-style-name="Text_20_body">
      <style:paragraph-properties fo:margin-top="0cm" fo:margin-bottom="0.21cm" loext:contextual-spacing="false"/>
      <style:text-properties fo:color="#000000" fo:font-weight="normal" officeooo:rsid="00aa308b" officeooo:paragraph-rsid="00b65ab3" style:font-weight-asian="normal" style:font-weight-complex="normal"/>
    </style:style>
    <style:style style:name="P62" style:family="paragraph" style:parent-style-name="Text_20_body">
      <style:paragraph-properties fo:margin-top="0cm" fo:margin-bottom="0.21cm" loext:contextual-spacing="false"/>
      <style:text-properties fo:color="#000000" fo:font-weight="normal" officeooo:rsid="00aa308b" officeooo:paragraph-rsid="00b8b27c" style:font-weight-asian="normal" style:font-weight-complex="normal"/>
    </style:style>
    <style:style style:name="P63" style:family="paragraph" style:parent-style-name="Text_20_body">
      <style:paragraph-properties fo:margin-top="0cm" fo:margin-bottom="0.21cm" loext:contextual-spacing="false"/>
      <style:text-properties officeooo:paragraph-rsid="00bd19b3"/>
    </style:style>
    <style:style style:name="P64" style:family="paragraph" style:parent-style-name="Text_20_body">
      <style:paragraph-properties fo:margin-top="0cm" fo:margin-bottom="0.21cm" loext:contextual-spacing="false"/>
      <style:text-properties fo:language="pt" fo:country="BR" officeooo:paragraph-rsid="00bd19b3"/>
    </style:style>
    <style:style style:name="P65" style:family="paragraph" style:parent-style-name="Text_20_body" style:list-style-name="L12">
      <style:paragraph-properties fo:margin-top="0cm" fo:margin-bottom="0.21cm" loext:contextual-spacing="false"/>
      <style:text-properties officeooo:paragraph-rsid="00bd19b3"/>
    </style:style>
    <style:style style:name="P66" style:family="paragraph" style:parent-style-name="Text_20_body">
      <style:paragraph-properties fo:margin-top="0cm" fo:margin-bottom="0.21cm" loext:contextual-spacing="false" fo:text-align="center" style:justify-single-word="false"/>
      <style:text-properties officeooo:paragraph-rsid="00bd19b3"/>
    </style:style>
    <style:style style:name="P67" style:family="paragraph" style:parent-style-name="Text_20_body">
      <style:paragraph-properties fo:margin-top="0cm" fo:margin-bottom="0.21cm" loext:contextual-spacing="false"/>
      <style:text-properties fo:font-weight="bold" officeooo:rsid="0045ed87" officeooo:paragraph-rsid="00bd19b3" style:font-weight-asian="bold" style:font-weight-complex="bold"/>
    </style:style>
    <style:style style:name="P68" style:family="paragraph" style:parent-style-name="Text_20_body">
      <style:paragraph-properties fo:margin-top="0cm" fo:margin-bottom="0.21cm" loext:contextual-spacing="false"/>
      <style:text-properties fo:font-weight="bold" officeooo:paragraph-rsid="0068e498" style:font-weight-asian="bold" style:font-weight-complex="bold"/>
    </style:style>
    <style:style style:name="P69" style:family="paragraph" style:parent-style-name="Text_20_body">
      <style:paragraph-properties fo:margin-top="0cm" fo:margin-bottom="0.21cm" loext:contextual-spacing="false"/>
      <style:text-properties fo:font-weight="bold" officeooo:rsid="00aa308b" officeooo:paragraph-rsid="00b65ab3" style:font-weight-asian="bold" style:font-weight-complex="bold"/>
    </style:style>
    <style:style style:name="P70" style:family="paragraph" style:parent-style-name="Text_20_body">
      <style:paragraph-properties fo:margin-top="0cm" fo:margin-bottom="0.21cm" loext:contextual-spacing="false"/>
      <style:text-properties fo:font-weight="bold" officeooo:rsid="00aa308b" officeooo:paragraph-rsid="00aa308b" style:font-weight-asian="bold" style:font-weight-complex="bold"/>
    </style:style>
    <style:style style:name="P71" style:family="paragraph" style:parent-style-name="Text_20_body">
      <style:paragraph-properties fo:margin-top="0cm" fo:margin-bottom="0.21cm" loext:contextual-spacing="false"/>
      <style:text-properties fo:font-weight="bold" officeooo:rsid="00764409" officeooo:paragraph-rsid="00aa308b" style:font-weight-asian="bold" style:font-weight-complex="bold"/>
    </style:style>
    <style:style style:name="P72" style:family="paragraph" style:parent-style-name="Text_20_body">
      <style:paragraph-properties fo:margin-top="0cm" fo:margin-bottom="0.21cm" loext:contextual-spacing="false"/>
      <style:text-properties fo:font-weight="bold" officeooo:rsid="00bd19b3" officeooo:paragraph-rsid="00bd19b3" style:font-weight-asian="bold" style:font-weight-complex="bold"/>
    </style:style>
    <style:style style:name="P73" style:family="paragraph" style:parent-style-name="Text_20_body">
      <style:paragraph-properties fo:margin-top="0cm" fo:margin-bottom="0.21cm" loext:contextual-spacing="false"/>
      <style:text-properties fo:font-weight="bold" officeooo:paragraph-rsid="00bbbccb" style:font-weight-asian="bold" style:font-weight-complex="bold"/>
    </style:style>
    <style:style style:name="P74" style:family="paragraph" style:parent-style-name="Text_20_body">
      <style:paragraph-properties fo:margin-top="0cm" fo:margin-bottom="0.21cm" loext:contextual-spacing="false"/>
      <style:text-properties fo:color="#ff3333" style:font-name="Arial" fo:font-size="10pt" fo:font-style="normal" fo:font-weight="normal" officeooo:rsid="00c1a27b" officeooo:paragraph-rsid="00c1a27b" fo:background-color="transparent" style:font-name-asian="TT2EC3o00" style:font-size-asian="10pt" style:font-style-asian="normal" style:font-weight-asian="normal" style:font-name-complex="TT2EC3o00" style:font-size-complex="10pt" style:font-style-complex="normal" style:font-weight-complex="normal"/>
    </style:style>
    <style:style style:name="P75" style:family="paragraph" style:parent-style-name="Text_20_body">
      <style:paragraph-properties fo:margin-top="0cm" fo:margin-bottom="0.21cm" loext:contextual-spacing="false"/>
      <style:text-properties fo:font-weight="normal" officeooo:rsid="00aa308b" officeooo:paragraph-rsid="00b65ab3" style:font-weight-asian="normal" style:font-weight-complex="normal"/>
    </style:style>
    <style:style style:name="P76" style:family="paragraph" style:parent-style-name="Text_20_body">
      <style:paragraph-properties fo:margin-top="0cm" fo:margin-bottom="0.21cm" loext:contextual-spacing="false"/>
      <style:text-properties fo:font-weight="normal" officeooo:rsid="00aa308b" officeooo:paragraph-rsid="00aa308b" style:font-weight-asian="normal" style:font-weight-complex="normal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fo:line-height="115%" style:text-autospace="none">
        <style:tab-stops/>
      </style:paragraph-properties>
      <style:text-properties fo:color="#4472c4" fo:font-style="italic" fo:font-weight="bold" style:font-style-asian="italic" style:font-weight-asian="bold" style:font-style-complex="italic" style:font-weight-complex="bold"/>
    </style:style>
    <style:style style:name="P79" style:family="paragraph">
      <loext:graphic-properties draw:fill="solid" draw:fill-color="#fefef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gradient" draw:fill-color="#729fcf" draw:fill-gradient-name="Gradient_5f_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3e3e3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5f5f5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cdcd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676767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c2bd4e" style:font-style-asian="italic" style:font-style-complex="italic"/>
    </style:style>
    <style:style style:name="T3" style:family="text">
      <style:text-properties fo:color="#ff3333"/>
    </style:style>
    <style:style style:name="T4" style:family="text">
      <style:text-properties fo:color="#ff3333" style:font-name="Courier New1" fo:font-size="10pt" fo:font-weight="bold" officeooo:rsid="0022bb04" fo:background-color="transparent" loext:char-shading-value="0" style:font-size-asian="10pt" style:font-weight-asian="bold" style:font-size-complex="10pt" style:font-weight-complex="bold"/>
    </style:style>
    <style:style style:name="T5" style:family="text">
      <style:text-properties fo:color="#ff3333" style:font-name="Courier New1" fo:font-size="10pt" style:font-size-asian="10pt" style:font-size-complex="10pt"/>
    </style:style>
    <style:style style:name="T6" style:family="text">
      <style:text-properties fo:color="#ff3333" style:font-name="Courier New1" fo:font-size="10pt" officeooo:rsid="00ab7cea" style:font-size-asian="10pt" style:font-size-complex="10pt"/>
    </style:style>
    <style:style style:name="T7" style:family="text">
      <style:text-properties fo:color="#ff3333" fo:font-size="10pt" fo:language="pt" fo:country="BR" fo:font-weight="normal" officeooo:rsid="0040fbb1" style:font-name-asian="TT2EC3o00" style:font-size-asian="10pt" style:font-weight-asian="normal" style:font-name-complex="TT2EC3o00" style:font-size-complex="10pt" style:font-weight-complex="normal"/>
    </style:style>
    <style:style style:name="T8" style:family="text">
      <style:text-properties fo:color="#ff3333" fo:font-size="10pt" fo:language="pt" fo:country="BR" fo:font-style="italic" fo:font-weight="normal" officeooo:rsid="0040fbb1" style:font-name-asian="TT2EC3o00" style:font-size-asian="10pt" style:font-style-asian="italic" style:font-weight-asian="normal" style:font-name-complex="TT2EC3o00" style:font-size-complex="10pt" style:font-style-complex="italic" style:font-weight-complex="normal"/>
    </style:style>
    <style:style style:name="T9" style:family="text">
      <style:text-properties fo:color="#ff3333" fo:font-size="10pt" fo:font-weight="normal" style:font-name-asian="TT2EC3o00" style:font-size-asian="10pt" style:font-weight-asian="normal" style:font-name-complex="TT2EC3o00" style:font-size-complex="10pt" style:font-weight-complex="normal"/>
    </style:style>
    <style:style style:name="T10" style:family="text">
      <style:text-properties fo:color="#ff3333" fo:font-size="10pt" fo:font-weight="normal" officeooo:rsid="0042e781" style:font-name-asian="TT2EC3o00" style:font-size-asian="10pt" style:font-weight-asian="normal" style:font-name-complex="TT2EC3o00" style:font-size-complex="10pt" style:font-weight-complex="normal"/>
    </style:style>
    <style:style style:name="T11" style:family="text">
      <style:text-properties fo:color="#ff3333" fo:font-size="10pt" officeooo:rsid="0022bb04" fo:background-color="transparent" loext:char-shading-value="0" style:font-size-asian="10pt" style:font-size-complex="10pt"/>
    </style:style>
    <style:style style:name="T12" style:family="text">
      <style:text-properties fo:color="#ff3333" fo:font-size="10pt" officeooo:rsid="00bd19b3" fo:background-color="transparent" loext:char-shading-value="0" style:font-size-asian="10pt" style:font-size-complex="10pt"/>
    </style:style>
    <style:style style:name="T13" style:family="text">
      <style:text-properties fo:color="#ff3333" style:font-name="Arial" fo:font-size="10pt" fo:font-weight="normal" officeooo:rsid="006ba65a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fo:color="#ff3333" style:font-name="Arial" fo:font-size="10pt" fo:language="pt" fo:country="BR" fo:font-weight="normal" officeooo:rsid="0045ed87" style:font-name-asian="TT2EC3o00" style:font-size-asian="10pt" style:font-weight-asian="normal" style:font-name-complex="TT2EC3o00" style:font-size-complex="10pt" style:font-weight-complex="normal"/>
    </style:style>
    <style:style style:name="T15" style:family="text">
      <style:text-properties fo:color="#ff3333" style:font-name="Arial" fo:font-size="10pt" fo:language="pt" fo:country="BR" fo:font-weight="normal" officeooo:rsid="004412b5" style:font-name-asian="TT2EC3o00" style:font-size-asian="10pt" style:font-weight-asian="normal" style:font-name-complex="TT2EC3o00" style:font-size-complex="10pt" style:font-weight-complex="normal"/>
    </style:style>
    <style:style style:name="T16" style:family="text">
      <style:text-properties fo:color="#ff3333" style:font-name="Arial" fo:font-size="10pt" officeooo:rsid="00234b77" style:font-size-asian="10pt" style:font-size-complex="10pt"/>
    </style:style>
    <style:style style:name="T17" style:family="text">
      <style:text-properties fo:color="#ff3333" style:font-name="Arial" fo:font-size="10pt" officeooo:rsid="006ba65a" style:font-size-asian="10pt" style:font-size-complex="10pt"/>
    </style:style>
    <style:style style:name="T18" style:family="text">
      <style:text-properties fo:color="#ff3333" officeooo:rsid="00bd19b3"/>
    </style:style>
    <style:style style:name="T19" style:family="text">
      <style:text-properties officeooo:rsid="001f97ab"/>
    </style:style>
    <style:style style:name="T20" style:family="text">
      <style:text-properties style:font-name="Arial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style:font-name="Arial" fo:font-size="10pt" fo:font-weight="bold" officeooo:rsid="00aa308b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officeooo:rsid="00be3c3a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font-name="Arial" fo:font-size="10pt" officeooo:rsid="006ba65a" style:font-size-asian="10pt" style:font-size-complex="10pt"/>
    </style:style>
    <style:style style:name="T24" style:family="text">
      <style:text-properties style:font-name="Arial" fo:font-size="10pt" officeooo:rsid="00b65ab3" style:font-size-asian="10pt" style:font-size-complex="10pt"/>
    </style:style>
    <style:style style:name="T25" style:family="text">
      <style:text-properties style:font-name="Arial" fo:font-size="10pt" officeooo:rsid="00b8b27c" style:font-size-asian="10pt" style:font-size-complex="10pt"/>
    </style:style>
    <style:style style:name="T26" style:family="text">
      <style:text-properties style:font-name="Arial" fo:font-size="10pt" officeooo:rsid="00bd19b3" style:font-size-asian="10pt" style:font-size-complex="10pt"/>
    </style:style>
    <style:style style:name="T27" style:family="text">
      <style:text-properties style:font-name="Arial" fo:font-size="10pt" fo:background-color="transparent" loext:char-shading-value="0" style:font-size-asian="10pt" style:font-size-complex="10pt"/>
    </style:style>
    <style:style style:name="T28" style:family="text">
      <style:text-properties style:font-name="Arial" fo:font-size="10pt" officeooo:rsid="00b8b27c" fo:background-color="transparent" loext:char-shading-value="0" style:font-size-asian="10pt" style:font-size-complex="10pt"/>
    </style:style>
    <style:style style:name="T29" style:family="text">
      <style:text-properties style:font-name="Arial" fo:font-size="10pt" officeooo:rsid="00bd19b3" fo:background-color="transparent" loext:char-shading-value="0" style:font-size-asian="10pt" style:font-size-complex="10pt"/>
    </style:style>
    <style:style style:name="T30" style:family="text">
      <style:text-properties style:font-name="Arial" fo:font-size="10pt" officeooo:rsid="0022bb04" fo:background-color="transparent" loext:char-shading-value="0" style:font-size-asian="10pt" style:font-size-complex="10pt"/>
    </style:style>
    <style:style style:name="T31" style:family="text">
      <style:text-properties style:font-name="Arial" fo:font-size="10pt" officeooo:rsid="00be3c3a" fo:background-color="transparent" loext:char-shading-value="0" style:font-size-asian="10pt" style:font-size-complex="10pt"/>
    </style:style>
    <style:style style:name="T32" style:family="text">
      <style:text-properties style:font-name="Arial" fo:font-size="10pt" officeooo:rsid="00b52322" fo:background-color="transparent" loext:char-shading-value="0" style:font-size-asian="10pt" style:font-size-complex="10pt"/>
    </style:style>
    <style:style style:name="T33" style:family="text">
      <style:text-properties fo:color="#000000" style:font-name="Courier New1" fo:font-size="10pt" fo:font-weight="bold" officeooo:rsid="0022bb04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color="#000000" style:font-name="Courier New1" fo:font-size="10pt" style:font-size-asian="10pt" style:font-size-complex="10pt"/>
    </style:style>
    <style:style style:name="T35" style:family="text">
      <style:text-properties fo:color="#000000" style:font-name="Courier New1" fo:font-size="10pt" officeooo:rsid="006d21fb" style:font-size-asian="10pt" style:font-size-complex="10pt"/>
    </style:style>
    <style:style style:name="T36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color="#000000" style:font-name="Arial" fo:font-size="10pt" fo:font-weight="normal" officeooo:rsid="006ba65a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fo:color="#000000" style:font-name="Arial" fo:font-size="10pt" fo:font-weight="normal" officeooo:rsid="006d21fb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000000" style:font-name="Arial" fo:font-size="10pt" fo:font-weight="normal" officeooo:rsid="00234b77" style:font-size-asian="10pt" style:font-weight-asian="normal" style:font-size-complex="10pt" style:font-weight-complex="normal"/>
    </style:style>
    <style:style style:name="T40" style:family="text">
      <style:text-properties fo:color="#000000" style:font-name="Arial" fo:font-size="10pt" fo:font-weight="normal" officeooo:rsid="006ba65a" style:font-size-asian="10pt" style:font-weight-asian="normal" style:font-size-complex="10pt" style:font-weight-complex="normal"/>
    </style:style>
    <style:style style:name="T41" style:family="text">
      <style:text-properties fo:color="#000000" style:font-name="Arial" fo:font-size="10pt" fo:language="pt" fo:country="BR" fo:font-weight="normal" officeooo:rsid="0045ed87" style:font-name-asian="TT2EC3o00" style:font-size-asian="10pt" style:font-weight-asian="normal" style:font-name-complex="TT2EC3o00" style:font-size-complex="10pt" style:font-weight-complex="normal"/>
    </style:style>
    <style:style style:name="T42" style:family="text">
      <style:text-properties fo:color="#000000" style:font-name="Arial" fo:font-size="10pt" fo:language="pt" fo:country="BR" fo:font-weight="normal" officeooo:rsid="004412b5" style:font-name-asian="TT2EC3o00" style:font-size-asian="10pt" style:font-weight-asian="normal" style:font-name-complex="TT2EC3o00" style:font-size-complex="10pt" style:font-weight-complex="normal"/>
    </style:style>
    <style:style style:name="T43" style:family="text">
      <style:text-properties fo:color="#000000" style:font-name="Arial" fo:font-size="10pt" fo:language="pt" fo:country="BR" fo:font-weight="normal" officeooo:rsid="00bd19b3" style:font-name-asian="TT2EC3o00" style:font-size-asian="10pt" style:font-weight-asian="normal" style:font-name-complex="TT2EC3o00" style:font-size-complex="10pt" style:font-weight-complex="normal"/>
    </style:style>
    <style:style style:name="T44" style:family="text">
      <style:text-properties fo:color="#000000" style:font-name="Arial" fo:font-size="10pt" fo:language="pt" fo:country="BR" fo:font-weight="bold" officeooo:rsid="004412b5" style:font-name-asian="TT2EC3o00" style:font-size-asian="10pt" style:font-weight-asian="bold" style:font-name-complex="TT2EC3o00" style:font-size-complex="10pt" style:font-weight-complex="bold"/>
    </style:style>
    <style:style style:name="T45" style:family="text">
      <style:text-properties fo:color="#000000" style:font-name="Arial" fo:font-size="10pt" fo:language="pt" fo:country="BR" fo:font-weight="bold" officeooo:rsid="0045ed87" style:font-name-asian="TT2EC3o00" style:font-size-asian="10pt" style:font-weight-asian="bold" style:font-name-complex="TT2EC3o00" style:font-size-complex="10pt" style:font-weight-complex="bold"/>
    </style:style>
    <style:style style:name="T46" style:family="text">
      <style:text-properties fo:color="#000000" style:font-name="Arial" fo:font-size="10pt" fo:language="pt" fo:country="BR" fo:font-weight="bold" officeooo:rsid="00bd19b3" style:font-name-asian="TT2EC3o00" style:font-size-asian="10pt" style:font-weight-asian="bold" style:font-name-complex="TT2EC3o00" style:font-size-complex="10pt" style:font-weight-complex="bold"/>
    </style:style>
    <style:style style:name="T47" style:family="text">
      <style:text-properties fo:color="#000000" style:font-name="Arial" fo:font-size="10pt" fo:language="pt" fo:country="BR" fo:font-style="italic" fo:font-weight="bold" officeooo:rsid="004412b5" style:font-name-asian="TT2EC3o00" style:font-size-asian="10pt" style:font-style-asian="italic" style:font-weight-asian="bold" style:font-name-complex="TT2EC3o00" style:font-size-complex="10pt" style:font-style-complex="italic" style:font-weight-complex="bold"/>
    </style:style>
    <style:style style:name="T48" style:family="text">
      <style:text-properties fo:color="#000000" style:font-name="Arial" fo:font-size="10pt" fo:language="pt" fo:country="BR" fo:font-style="italic" fo:font-weight="bold" officeooo:rsid="0045ed87" style:font-name-asian="TT2EC3o00" style:font-size-asian="10pt" style:font-style-asian="italic" style:font-weight-asian="bold" style:font-name-complex="TT2EC3o00" style:font-size-complex="10pt" style:font-style-complex="italic" style:font-weight-complex="bold"/>
    </style:style>
    <style:style style:name="T49" style:family="text">
      <style:text-properties fo:color="#000000" fo:font-size="10pt" fo:font-weight="normal" officeooo:rsid="0022bb04" fo:background-color="transparent" loext:char-shading-value="0" style:font-size-asian="10pt" style:font-weight-asian="normal" style:font-size-complex="10pt" style:font-weight-complex="normal"/>
    </style:style>
    <style:style style:name="T50" style:family="text">
      <style:text-properties fo:color="#000000" fo:font-size="10pt" fo:language="pt" fo:country="BR" fo:font-weight="bold" style:font-name-asian="TT2EC3o00" style:font-size-asian="10pt" style:font-weight-asian="bold" style:font-name-complex="TT2EC3o00" style:font-size-complex="10pt" style:font-weight-complex="bold"/>
    </style:style>
    <style:style style:name="T51" style:family="text">
      <style:text-properties fo:color="#000000" fo:font-size="10pt" fo:language="pt" fo:country="BR" fo:font-weight="bold" officeooo:rsid="00161080" style:font-name-asian="TT2EC3o00" style:font-size-asian="10pt" style:font-weight-asian="bold" style:font-name-complex="TT2EC3o00" style:font-size-complex="10pt" style:font-weight-complex="bold"/>
    </style:style>
    <style:style style:name="T52" style:family="text">
      <style:text-properties fo:color="#000000" fo:font-size="10pt" fo:language="pt" fo:country="BR" fo:font-weight="bold" officeooo:rsid="0040fbb1" style:font-name-asian="TT2EC3o00" style:font-size-asian="10pt" style:font-weight-asian="bold" style:font-name-complex="TT2EC3o00" style:font-size-complex="10pt" style:font-weight-complex="bold"/>
    </style:style>
    <style:style style:name="T53" style:family="text">
      <style:text-properties fo:color="#000000" fo:font-size="10pt" fo:language="pt" fo:country="BR" fo:font-weight="bold" officeooo:rsid="0042e781" style:font-name-asian="TT2EC3o00" style:font-size-asian="10pt" style:font-weight-asian="bold" style:font-name-complex="TT2EC3o00" style:font-size-complex="10pt" style:font-weight-complex="bold"/>
    </style:style>
    <style:style style:name="T54" style:family="text">
      <style:text-properties fo:color="#000000" fo:font-size="10pt" fo:language="pt" fo:country="BR" fo:font-weight="bold" officeooo:rsid="0043dc0e" style:font-name-asian="TT2EC3o00" style:font-size-asian="10pt" style:font-weight-asian="bold" style:font-name-complex="TT2EC3o00" style:font-size-complex="10pt" style:font-weight-complex="bold"/>
    </style:style>
    <style:style style:name="T55" style:family="text">
      <style:text-properties fo:color="#000000" fo:font-size="10pt" fo:language="pt" fo:country="BR" fo:font-weight="normal" officeooo:rsid="0040fbb1" style:font-name-asian="TT2EC3o00" style:font-size-asian="10pt" style:font-weight-asian="normal" style:font-name-complex="TT2EC3o00" style:font-size-complex="10pt" style:font-weight-complex="normal"/>
    </style:style>
    <style:style style:name="T56" style:family="text">
      <style:text-properties fo:color="#000000" officeooo:rsid="00c2bd4e"/>
    </style:style>
    <style:style style:name="T57" style:family="text">
      <style:text-properties fo:color="#000000" fo:font-style="italic" officeooo:rsid="00c2bd4e" style:font-style-asian="italic" style:font-style-complex="italic"/>
    </style:style>
    <style:style style:name="T58" style:family="text">
      <style:text-properties style:font-name="Courier New1" fo:font-size="10pt" style:font-size-asian="10pt" style:font-size-complex="10pt"/>
    </style:style>
    <style:style style:name="T59" style:family="text">
      <style:text-properties fo:font-size="10pt" style:font-name-asian="Wingdings" style:font-size-asian="10pt" style:font-name-complex="Wingdings" style:font-size-complex="10pt"/>
    </style:style>
    <style:style style:name="T60" style:family="text">
      <style:text-properties fo:font-size="10pt" officeooo:rsid="006ec61b" style:font-name-asian="Wingdings" style:font-size-asian="10pt" style:font-name-complex="Wingdings" style:font-size-complex="10pt"/>
    </style:style>
    <style:style style:name="T61" style:family="text">
      <style:text-properties fo:font-size="10pt" officeooo:rsid="006ba65a" style:font-name-asian="Wingdings" style:font-size-asian="10pt" style:font-name-complex="Wingdings" style:font-size-complex="10pt"/>
    </style:style>
    <style:style style:name="T62" style:family="text">
      <style:text-properties fo:font-size="10pt" officeooo:rsid="001f2776" style:font-name-asian="Wingdings" style:font-size-asian="10pt" style:font-name-complex="Wingdings" style:font-size-complex="10pt"/>
    </style:style>
    <style:style style:name="T63" style:family="text">
      <style:text-properties fo:font-size="10pt" officeooo:rsid="00bd19b3" style:font-name-asian="Wingdings" style:font-size-asian="10pt" style:font-name-complex="Wingdings" style:font-size-complex="10pt"/>
    </style:style>
    <style:style style:name="T64" style:family="text">
      <style:text-properties fo:font-size="10pt" officeooo:rsid="0022bb04" fo:background-color="transparent" loext:char-shading-value="0" style:font-size-asian="10pt" style:font-size-complex="10pt"/>
    </style:style>
    <style:style style:name="T65" style:family="text">
      <style:text-properties fo:font-size="10pt" officeooo:rsid="00bd19b3" fo:background-color="transparent" loext:char-shading-value="0" style:font-size-asian="10pt" style:font-size-complex="10pt"/>
    </style:style>
    <style:style style:name="T66" style:family="text">
      <style:text-properties fo:font-size="10pt" fo:language="pt" fo:country="BR" style:font-size-asian="10pt" style:font-size-complex="10pt"/>
    </style:style>
    <style:style style:name="T67" style:family="text">
      <style:text-properties fo:font-size="10pt" fo:language="pt" fo:country="BR" officeooo:rsid="0043dc0e" style:font-size-asian="10pt" style:font-size-complex="10pt"/>
    </style:style>
    <style:style style:name="T68" style:family="text">
      <style:text-properties fo:font-size="10pt" fo:language="pt" fo:country="BR" officeooo:rsid="0045ed87" style:font-size-asian="10pt" style:font-size-complex="10pt"/>
    </style:style>
    <style:style style:name="T69" style:family="text">
      <style:text-properties officeooo:rsid="00aa308b"/>
    </style:style>
    <style:style style:name="T70" style:family="text">
      <style:text-properties officeooo:rsid="00405ad1"/>
    </style:style>
    <style:style style:name="T71" style:family="text">
      <style:text-properties officeooo:rsid="00212d41"/>
    </style:style>
    <style:style style:name="T72" style:family="text">
      <style:text-properties officeooo:rsid="001a682b"/>
    </style:style>
    <style:style style:name="T73" style:family="text">
      <style:text-properties officeooo:rsid="0040fbb1"/>
    </style:style>
    <style:style style:name="T74" style:family="text">
      <style:text-properties officeooo:rsid="0041c48c"/>
    </style:style>
    <style:style style:name="T75" style:family="text">
      <style:text-properties officeooo:rsid="0042e781"/>
    </style:style>
    <style:style style:name="T76" style:family="text">
      <style:text-properties officeooo:rsid="0043dc0e"/>
    </style:style>
    <style:style style:name="T77" style:family="text">
      <style:text-properties officeooo:rsid="00bd19b3"/>
    </style:style>
    <style:style style:name="T78" style:family="text">
      <style:text-properties style:font-name="Courier New1"/>
    </style:style>
    <style:style style:name="T79" style:family="text">
      <style:text-properties style:font-name="Courier New1" officeooo:rsid="00bbbccb"/>
    </style:style>
    <style:style style:name="T80" style:family="text">
      <style:text-properties officeooo:rsid="00bbbccb"/>
    </style:style>
    <style:style style:name="T81" style:family="text">
      <style:text-properties officeooo:rsid="00be3c3a"/>
    </style:style>
    <style:style style:name="T82" style:family="text">
      <style:text-properties fo:font-variant="normal" fo:text-transform="none" fo:color="#555555" fo:font-size="11.25pt" fo:letter-spacing="normal" fo:font-style="normal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00c2bd4e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fo:color="#4472c4" style:text-outline="false" style:text-line-through-style="none" style:text-line-through-type="none" style:text-position="30% 58%" style:font-name="Times New Roman" fo:font-size="10pt" fo:letter-spacing="normal" fo:language="pt" fo:country="BR" fo:font-style="italic" fo:text-shadow="none" style:text-underline-style="none" fo:font-weight="bold" style:text-underline-mode="continuous" style:text-overline-mode="continuous" style:text-line-through-mode="continuous" style:letter-kerning="true" fo:background-color="#ffffff" style:font-name-asian="SimSun" style:font-size-asian="10.5pt" style:language-asian="zh" style:country-asian="CN" style:font-style-asian="italic" style:font-weight-asian="bold" style:font-name-complex="Mangal" style:font-size-complex="12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efef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gradient" draw:fill-color="#729fcf" draw:fill-gradient-name="Gradient_5f_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04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3e3e3e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5f5f5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cdcdc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676767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02cm" svg:stroke-color="#000000" draw:marker-start-width="0.199cm" draw:marker-start-center="false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 style:list-style-name="L13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4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5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6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7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4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8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9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<draw:g text:anchor-type="paragraph" draw:z-index="0" draw:style-name="gr1"><draw:path draw:style-name="gr2" draw:text-style-name="P79" svg:width="1.093cm" svg:height="1.173cm" svg:x="0.261cm" svg:y="0.101cm" svg:viewBox="0 0 1094 1174" svg:d="M894 957l29 10c27 9 70 16 70 53l101 53-80 23 33 71-201-77c-10-7-19-29-28-33-40-19-65-21-135-24-17 32 14 84 20 120-26 0-45 9-71 9-7-38-13-83-47-108-2 0-3 36-3 41 27 29 6 79-36 79-41 0-61-49-36-78l-1-37c-27 25-31 66-38 101-28 0-46-12-72-12 4-30 8-60 24-88 0-7-8-19-11-27-53 2-101 9-151 25 2 11-2 22-11 29-67 27-136 53-203 80l33-71-80-23 100-50c0-15 4-24 15-35 33-19 79-30 115-41-14-19-23-10-46-6-18-16-43-12-72-32-12-10-28-30-21-47 4-10 25 1 30-9 3-7-27-32-30-42-3-8-3-17-7-25-2-6-6-10-8-16-3-6-4-14-6-20-2-3-2-6-4-8 0-1 0-3-2-4s-6 2-8-1 1-7 2-11c0-3 1-7 1-10 2-10 3-20 5-29 6-27-21-30-5-71 1-3 8 5 9 1 2-4-2-10-2-14-1-4-1-6-2-9 0-1 0-3-2-5-2-1-6 0-8-2-1-3 2-6 3-10 1-3 2-6 3-10 2-10 2-20 8-28 2-3 26-1 6-16-14-10-4-34 6-50 2-4 9 5 14 4 2 0-5-2-6-4-2-6-2-14-3-20-1-3-1-5-2-8-1-2-1-5-3-7-1-2-5-1-5-3 0-6 4-13 6-20 2-8 3-17 7-24 0-2 3 2 4 2 3 1 7 4 9 2s-1-6-2-9c0-3-1-5-1-7-1-2-2-5-3-6-1-2-5-1-5-3-1-2 1-4 2-6l3-13 7-24v-2l10 4 27 7h15l3 1 3-18 4-15 8-15 10-14 13-8 27-27 34 34-4 7v4l2 6 8 19-9 22-3 2 20-11v-69h198c-29-14-38-55-11-71 10-27 18-51 12-86l28 6c-1-24 13-45 17-51 30 10 57-28 77-52 14 23 23 51 26 78 19 35 30 57 18 97 0 23 46 49-3 78l-2 1h193v94c12 9 15 7 29 8-24-37-11-79 27-102 31 28 71 57 44 103 24-10 39-8 63-20 3 26 5 43-2 66l29-1c-7 23-8 41-17 63 17-8 13 4 29-6-8 29-10 55-20 82 15-5 14-1 29-6-16 56-49 120 3 73-14 38-16 44-31 82 23-4 14 12 37 7l-39 54c10 8 9 25 19 32-26 30-28 37-57 62 19 5 25 18 43 22-40 20-64 66-103 60l-38-2c-20 30-7 22 26 32zM894 957zM591 927c-5 3 126-8 195 4 10-11 20-22 28-33-23-5-34-25-45-54-50 40-121 51-178 83zM591 927zM326 848c-12 5-41 46-44 53-16 6 9 22 17 30 55-8 118-11 188-8-54-20-106-44-161-75z"><text:p/></draw:path><draw:path draw:style-name="gr3" draw:text-style-name="P80" svg:width="0.982cm" svg:height="0.279cm" svg:x="0.314cm" svg:y="1.323cm" svg:viewBox="0 0 983 280" svg:d="M492 56h-165v56h110v55h-110v113h-54v-280h219zM492 56zM519 279v-56c0-1 1 0 1 0h136c15 0 27-12 27-28s-12-28-27-28l-55 1c-46 0-82-38-82-84 0-47 36-84 82-84h136v56h-136c-16 0-28 13-28 28s12 28 28 28l55-1c45 0 81 38 81 84s-36 84-81 84zM519 279zM874 56h109v-56h-109c-60 0-109 50-109 112v55c0 61 49 112 109 112h109v-57h-109c-30 0-54-24-54-55v-55c0-31 24-56 54-56zM874 56zM218 167c0 61-48 112-110 112-59 0-108-51-108-112v-167h54v167c0 31 25 56 54 56 32 0 56-25 56-56v-167h54z"><text:p/></draw:path><draw:path draw:style-name="gr4" draw:text-style-name="P81" svg:width="0.504cm" svg:height="0.957cm" svg:x="0.553cm" svg:y="0.294cm" svg:viewBox="0 0 505 958" svg:d="M224 59l-5 6-4 5h19l-4-5zM224 59zM263 914c8 4 13 12 13 21 0 13-11 23-24 23s-24-10-24-23c0-9 5-17 12-21l-7-191c-31-25-90-41-147-67-53-25-85-57-85-92 0-159-1-319-1-478h207v-31h-5-2-1l-1-1-2-1v-2l-1-1-1-2v-1-1-1l1-2 1-2h-8-1-1-2l-1-1-1-1h-1l-1-1-1-1h-1v-2l-1-1-1-1v-1-1-2-1-5-2-1-1-2h1l1-2 1-2h1l1-1 1-1h1l1-1h2 1 1 6v-10h117v10h9 1 1 1l2 1h1l1 1 1 1h1v2h1l1 2 1 2v1l1 1v2 5 1l-1 2v1l-1 1v1l-1 1-1 2-1 1-1 1h-1l-1 1-2 1h-1-1-1-10l1 2v2 1 1 1 2l-1 1-1 2-1 1-1 1h-2-2-3v31h205v219 259c-1 34-39 74-92 95-60 24-114 40-141 61zM263 914zM252 58l-5 7-5 5h20l-4-5zM252 58zM281 58l-5 6-4 6h19l-4-6z"><text:p/></draw:path><draw:polygon draw:style-name="gr5" draw:text-style-name="P82" svg:width="0.496cm" svg:height="0.217cm" svg:x="0.557cm" svg:y="0.384cm" svg:viewBox="0 0 497 218" draw:points="0,0 497,0 497,218 0,218"><text:p/></draw:polygon><draw:path draw:style-name="gr6" draw:text-style-name="P83" svg:width="0.118cm" svg:height="0.15cm" svg:x="0.752cm" svg:y="0.145cm" svg:viewBox="0 0 119 151" svg:d="M87 151h-68c-6-14-5-20 2-28 0 12 4 14 5 12 4-26 22-40 22-46l3 19c13-5 17-20 17-28 1-6 1-12 1-15 0 18 14 44-3 62 8-4 13-10 16-16-3 10-12 21-24 21 16-16 10-35 10-52-2 8-6 16-15 19l-3-20c0 6-21 22-24 49-2 2-3 0-3-13-9 13-12 18-7 36h-7c-22-33 4-48-5-66 4 2 7 4 11 6 6-1 22-1 15-46l18 10c6-31 34-41 47-55-16 20 8 52-7 70 5 3 8 3 14-9 7 9 13 21 1 39 6 1 12-7 16-13-4 23 0 39-23 64h-4c13-18 8-34 8-33-2 3-3 5-5 7 1 3 2 12-8 26zM87 151zM83 106c7 11 1 19 1 29 4-2 8-4 10-8-2 1-4 2-6 3 5-12 4-23-4-34 0 3 0 7-1 10z"><text:p/></draw:path><draw:path draw:style-name="gr2" draw:text-style-name="P79" svg:width="0.49cm" svg:height="0.202cm" svg:x="0.563cm" svg:y="0.396cm" svg:viewBox="0 0 491 203" svg:d="M154 148l-7 21 18 13-22 1-8 20-7-20-23-1 18-13-7-21 19 13zM154 148zM143 71h86c1 0 5 0 5 6 0 2-2 4-4 4h-32c-4 0-6 4-5 6s1 2 3 2c0 1 0 1 1 1 7-1 36 0 37 0h257v61h-295c-2 0-3-3-3-5v-21h-58l26-25zM143 71zM143 9l-8 19 16 15-22-2-11 20-4-22-22-2 18-12-3-21 17 14zM143 9zM60 5l-9 19 16 15-22-2-10 20-4-22-22-2 19-12-3-21 16 14zM60 5zM39 89l-3 20 17 10-20 3-4 20-9-18-20 2 14-14-8-19 18 10zM39 89zM123 79l-8 17 14 13-19-2-8 16-4-17-18-3 16-9-3-18 13 12z"><text:p/></draw:path><draw:path draw:style-name="gr7" draw:text-style-name="P84" svg:width="0.496cm" svg:height="0.953cm" svg:x="0.557cm" svg:y="0.299cm" svg:viewBox="0 0 497 954" svg:d="M0 311h496c0 84 1 165 1 250-12 105-226 111-249 177-26-66-241-77-248-177zM0 311zM220 53l7 8 7 8h-14-13l7-8zM220 53zM192 0h113v7h-113zM192 0zM184 9h132c6 0 11 5 11 11v5c0 6-5 12-11 12h-132c-6 0-10-6-10-12v-5c0-6 4-11 10-11zM184 9zM198 38h101c4 0 6 3 6 7s-2 6-6 6h-5v32h-89v-32h-7c-3 0-6-2-6-6s3-7 6-7zM198 38zM266 721l-9 192c8 3 13 10 13 19 0 12-10 22-22 22s-22-10-22-22c0-8 6-15 13-19l-8-192c9 8 13 16 18 27 4-10 7-16 14-24zM266 721zM248 52l7 9 8 8h-15-14l8-8zM248 52zM277 52l8 9 5 8h-13-13l7-8z"><text:p/></draw:path><draw:path draw:style-name="gr6" draw:text-style-name="P83" svg:width="0.044cm" svg:height="0.01cm" svg:x="0.773cm" svg:y="0.785cm" svg:viewBox="0 0 45 11" svg:d="M1 3c1 0 2 0 2 0 2-1 4-2 8-2 4-1 8-1 12-1 2 0 5 0 8 1 1 0 2 0 3 0 3 0 6 1 8 2 2 0 3 2 3 2 0 2-1 2-3 3s-5 1-8 2c-4 1-7 1-11 1s-8 0-12-1-6-1-8-2-3-1-3-3c0 0 1-1 1-2z"><text:p/></draw:path><draw:path draw:style-name="gr8" draw:text-style-name="P81" svg:width="0.041cm" svg:height="0.013cm" svg:x="0.755cm" svg:y="0.471cm" svg:viewBox="0 0 42 14" svg:d="M37 5h-32c-6 0-7 10-1 9 7 0 38 0 38 0v-14c0 3-2 5-5 5z"><text:p/></draw:path><draw:path draw:style-name="gr6" draw:text-style-name="P83" svg:width="0.286cm" svg:height="0.032cm" svg:x="0.763cm" svg:y="0.501cm" svg:viewBox="0 0 287 33" svg:d="M0 33l9-32h3l9 32h-3l-3-10h-10l-2 10zM0 33zM7 19l7 1-2-9c-1-3-1-5-2-7 0 2-1 4-1 6zM7 19zM24 33v-32h10c2 0 4 0 5 0 1 1 2 2 2 4 1 1 2 2 2 4 0 3-1 4-2 6s-3 3-5 3c1 1 1 1 2 2s1 3 2 4l4 9h-3l-4-7c0-2-1-3-2-4 0-1-1-2-1-3-1 0-1 0-1 0-1 0-2 0-2 0h-4v14zM24 33zM27 15h6c2 0 3 0 4-1 0 0 1-1 2-2 0-1 0-1 0-3 0-1 0-2-1-4-1 0-2-1-3-1h-8zM27 15zM47 23l2-1c0 2 1 3 1 4 1 1 2 2 3 3 1 0 2 0 3 0 2 0 3 0 4 0 0-1 1-2 2-2 0-1 0-2 0-3s0-2 0-3c-1 0-2-1-2-2-1 0-2 0-4-1-3-1-5-1-5-2-2-1-2-2-3-3s-1-2-1-4 0-3 1-5c1-1 2-2 4-3 1 0 2-1 4-1s3 1 4 1c2 1 2 2 3 4 1 1 1 3 1 5h-2c-1-2-1-3-2-5-1-1-2-1-4-1s-3 0-4 1-2 2-2 4c0 1 1 2 2 2 0 1 2 2 4 2 2 2 4 2 5 3s3 2 3 3c1 2 1 3 1 5 0 1 0 3-1 5-1 1-2 2-3 3s-3 1-5 1-3 0-4-1c-3-1-3-2-4-4-1-1-1-3-1-5zM47 23zM82 33v-32h17v4h-13v9h12v4h-12v11h14v4zM82 33zM110 33v-28h-8v-4h18v4h-7v28zM110 33zM137 23l3-1c0 2 0 3 1 4 0 1 1 2 2 3 1 0 2 0 4 0 1 0 2 0 3 0 1-1 1-2 2-2 0-1 1-2 1-3s-1-2-1-3c-1 0-1-1-2-2-1 0-2 0-5-1-2-1-3-1-4-2s-2-2-2-3c-1-1-1-2-1-4s0-3 1-5c0-1 2-2 3-3 1 0 3-1 4-1 2 0 3 1 5 1 1 1 2 2 2 4 1 1 2 3 2 5h-3c-1-2-1-3-2-5-1-1-2-1-4-1s-3 0-4 1-1 2-1 4c0 1 0 2 0 2 1 1 3 2 5 2 3 2 5 2 5 3 2 1 3 2 4 3 1 2 0 3 0 5 0 1 0 3-1 5-1 1-1 2-3 3-1 1-2 1-4 1s-4 0-6-1c-1-1-2-2-3-4-1-1-1-3-1-5zM137 23zM176 21l4 2c-1 3-2 6-4 8s-4 2-6 2-4 0-6-2c-2-1-2-3-4-6 0-2-1-6-1-8 0-4 1-7 2-9 1-3 2-5 3-6 2-1 4-2 6-2s4 1 6 3c2 1 2 4 3 6l-3 2c0-3-1-4-2-6-1-1-2-2-4-2s-3 1-4 2c-2 2-2 3-3 5 0 2-1 4-1 6 0 3 1 6 1 8 1 1 2 3 3 4s2 2 4 2 3-1 4-3c2-1 2-3 2-6zM176 21zM184 33v-32h3v32zM184 33zM193 33v-32h17v4h-14v9h12v4h-12v11h14v4zM193 33zM215 33v-32h3l12 25v-25h2v32h-2l-12-26v26zM215 33zM244 33v-28h-8v-4h18v4h-7v28zM244 33zM259 33v-32h3v32zM259 33zM265 33l9-32h3l10 32h-4l-2-10h-10l-3 10zM265 33zM272 19l7 1-2-9c-1-3-1-5-2-7 0 2 0 4-1 6z"><text:p/></draw:path><draw:path draw:style-name="gr6" draw:text-style-name="P83" svg:width="0.018cm" svg:height="0.043cm" svg:x="0.949cm" svg:y="0.771cm" svg:viewBox="0 0 19 44" svg:d="M0 17c9 6 15 14 19 27 0-10-2-18-6-25-2-8-7-14-12-19l-1 16z"><text:p/></draw:path><draw:polygon draw:style-name="gr6" draw:text-style-name="P83" svg:width="0.106cm" svg:height="0.041cm" svg:x="0.841cm" svg:y="0.771cm" svg:viewBox="0 0 107 42" draw:points="24,42 106,17 106,17 106,17 106,17 106,16 107,0 0,33 23,42 23,42"><text:p/></draw:polygon><draw:path draw:style-name="gr6" draw:text-style-name="P83" svg:width="0.01cm" svg:height="0.038cm" svg:x="0.991cm" svg:y="0.777cm" svg:viewBox="0 0 11 39" svg:d="M11 0v30l-7 9c0-1 0-2 0-2-1-1-1-2-1-3 0-6-2-11-3-16z"><text:p/></draw:path><draw:path draw:style-name="gr6" draw:text-style-name="P83" svg:width="0.028cm" svg:height="0.054cm" svg:x="0.959cm" svg:y="0.846cm" svg:viewBox="0 0 29 55" svg:d="M28 0l1 26v1c-4 9-12 18-24 28l-5-24c6-5 11-10 16-15s9-11 12-16z"><text:p/></draw:path><draw:polygon draw:style-name="gr6" draw:text-style-name="P83" svg:width="0.025cm" svg:height="0.032cm" svg:x="0.988cm" svg:y="0.838cm" svg:viewBox="0 0 26 33" draw:points="26,0 26,26 0,33 0,7"><text:p/></draw:polygon><draw:polygon draw:style-name="gr6" draw:text-style-name="P83" svg:width="0cm" svg:height="0cm" svg:x="1.014cm" svg:y="0.837cm" svg:viewBox="0 0 0 1" draw:points="0,0 0,0 0,1"><text:p/></draw:polygon><draw:polygon draw:style-name="gr6" draw:text-style-name="P83" svg:width="0.022cm" svg:height="0.044cm" svg:x="0.891cm" svg:y="0.889cm" svg:viewBox="0 0 23 45" draw:points="23,45 1,30 0,0 22,15"><text:p/></draw:polygon><draw:polygon draw:style-name="gr6" draw:text-style-name="P83" svg:width="0.026cm" svg:height="0.038cm" svg:x="0.936cm" svg:y="0.89cm" svg:viewBox="0 0 27 39" draw:points="0,29 0,0 27,10 27,10 27,39"><text:p/></draw:polygon><draw:polygon draw:style-name="gr6" draw:text-style-name="P83" svg:width="0.02cm" svg:height="0.04cm" svg:x="0.915cm" svg:y="0.891cm" svg:viewBox="0 0 21 41" draw:points="0,10 21,0 21,28 21,28 21,29 1,41 1,41 1,40 1,40"><text:p/></draw:polygon><draw:path draw:style-name="gr6" draw:text-style-name="P83" svg:width="0.079cm" svg:height="0.047cm" svg:x="0.758cm" svg:y="0.794cm" svg:viewBox="0 0 80 48" svg:d="M75 39c-18 10-44 12-68 4h1v-18l-8-7v-18c7 10 29 12 39 12 13 1 34-1 41-11v14l-5 4v19z"><text:p/></draw:path><draw:path draw:style-name="gr6" draw:text-style-name="P83" svg:width="0.101cm" svg:height="0.058cm" svg:x="0.833cm" svg:y="0.815cm" svg:viewBox="0 0 102 59" svg:d="M86 59l-86-42v-17l102 47c-3 4-14 11-16 12z"><text:p/></draw:path><draw:path draw:style-name="gr6" draw:text-style-name="P83" svg:width="0.229cm" svg:height="0.038cm" svg:x="0.697cm" svg:y="0.726cm" svg:viewBox="0 0 230 39" svg:d="M210 39c-50-26-111-32-187-4l-23-11c11-5 21-9 32-13 11-3 23-6 34-8 58-9 118 2 164 30-6 2-14 5-20 6z"><text:p/></draw:path><draw:path draw:style-name="gr6" draw:text-style-name="P83" svg:width="0.029cm" svg:height="0.072cm" svg:x="0.653cm" svg:y="0.762cm" svg:viewBox="0 0 30 73" svg:d="M30 21c-18 15-25 32-22 52-8-13-10-26-6-38s13-24 28-35z"><text:p/></draw:path><draw:polygon draw:style-name="gr6" draw:text-style-name="P83" svg:width="0.073cm" svg:height="0.047cm" svg:x="0.683cm" svg:y="0.762cm" svg:viewBox="0 0 74 48" draw:points="74,31 74,32 73,47 70,48 0,21 0,20 0,0"><text:p/></draw:polygon><draw:path draw:style-name="gr6" draw:text-style-name="P83" svg:width="0.093cm" svg:height="0.041cm" svg:x="0.671cm" svg:y="0.822cm" svg:viewBox="0 0 94 42" svg:d="M94 17h-1l-77 25h-1c0-1-6-5-8-6-2-2-4-5-7-7l94-29z"><text:p/></draw:path><draw:path draw:style-name="gr6" draw:text-style-name="P83" svg:width="0.048cm" svg:height="0.07cm" svg:x="0.597cm" svg:y="0.815cm" svg:viewBox="0 0 49 71" svg:d="M0 25v-25l18 13v26zM0 25zM19 14l1 1c2 4 8 15 13 22 4 7 10 13 16 18l-10 16c-8-8-16-19-20-30z"><text:p/></draw:path><draw:polygon draw:style-name="gr6" draw:text-style-name="P83" svg:width="0.027cm" svg:height="0.031cm" svg:x="0.637cm" svg:y="0.889cm" svg:viewBox="0 0 28 32" draw:points="28,31 1,32 0,0 28,0 28,29 28,29"><text:p/></draw:polygon><draw:polygon draw:style-name="gr6" draw:text-style-name="P83" svg:width="0.024cm" svg:height="0.044cm" svg:x="0.667cm" svg:y="0.889cm" svg:viewBox="0 0 25 45" draw:points="25,15 24,45 0,31 0,29 0,0"><text:p/></draw:polygon><draw:polygon draw:style-name="gr6" draw:text-style-name="P83" svg:width="0.023cm" svg:height="0.051cm" svg:x="0.693cm" svg:y="0.882cm" svg:viewBox="0 0 24 52" draw:points="24,0 21,30 0,52 0,50 1,22"><text:p/></draw:polygon><draw:polygon draw:style-name="gr6" draw:text-style-name="P83" svg:width="0cm" svg:height="0cm" svg:x="0.717cm" svg:y="0.882cm" svg:viewBox="0 0 0 0" draw:points="0,0"><text:p/></draw:polygon><draw:path draw:style-name="gr6" draw:text-style-name="P83" svg:width="0.414cm" svg:height="0.188cm" svg:x="0.598cm" svg:y="0.711cm" svg:viewBox="0 0 415 189" svg:d="M170 69c-2 1-5 2-6 4-2 1-3 2-4 4l-76-32v1c-16 11-26 23-29 35-4 13-2 26 6 41v1c1 0 1 0 1 0l93-26 4-2v6l7 6-95 30h-1 1c3 3 5 6 8 8s5 4 8 6c9 6 20 11 31 16l-24 22-25-16h-1l-27 2 8-17h1-1c-6-5-11-11-16-19-5-7-10-14-14-23v-1l-19-12 23-6c4-16 17-33 34-51v-16l23 5c67-40 144-48 238-13l17-3v12c17 8 31 18 43 32h25l-12 18v1c4 11 5 25 5 31l19 12-25 7h-1c-3 6-8 12-12 17-6 5-11 10-18 15l5 25-27-10-22 10-22-14 29-12c7-3 15-10 17-12v-1l-104-47 5-4v-1-7l25 10c30 12 61 24 91 36 7-8 13-18 14-32 1-18-6-36-19-48-1 0-1 0-2 0l-109 33c0-5 0-9 0-13v-1l69-21 23-6 1-1-1-1c-46-28-106-40-164-30-12 2-24 4-35 8-12 4-23 8-35 13l-1 1h1c24 10 49 20 72 30z"><text:p/></draw:path><draw:path draw:style-name="gr6" draw:text-style-name="P83" svg:width="0.983cm" svg:height="0.192cm" svg:x="0.313cm" svg:y="1.046cm" svg:viewBox="0 0 984 193" svg:d="M442 20c1-12-5-18-11-19-158-6-223 11-354 60-4 2-9 6-7 14l6 16-76 34 67 6-40 61 151-67c6-4 4-10 2-12l-6-14c67-26 128-34 198-36l12 27c3 4 3 4 7 4 67-15 135-14 202 0 4 0 4 0 7-4l10-26c72 1 133 10 200 35l-7 14c-1 3-3 9 3 13l150 67-39-61 67-7-76-33 6-17c2-6-2-12-7-14-131-48-196-66-354-59-6 0-12 7-11 18-42-2-59-3-100 0z"><text:p/></draw:path><draw:path draw:style-name="gr6" draw:text-style-name="P83" svg:width="0.079cm" svg:height="0.028cm" svg:x="0.758cm" svg:y="0.777cm" svg:viewBox="0 0 80 29" svg:d="M41 29c23 0 39-6 39-15-1-8-19-14-41-14s-38 7-39 14c0 8 17 14 41 15z"><text:p/></draw:path><draw:path draw:style-name="gr8" draw:text-style-name="P81" svg:width="0.044cm" svg:height="0.01cm" svg:x="0.773cm" svg:y="0.785cm" svg:viewBox="0 0 45 11" svg:d="M1 3c1 0 2 0 2 0 2-1 4-2 8-2 4-1 8-1 12-1 2 0 5 0 8 1 1 0 2 0 3 0 3 0 6 1 8 2 2 0 3 2 3 2 0 2-1 2-3 3s-5 1-8 2c-4 1-7 1-11 1s-8 0-12-1-6-1-8-2-3-1-3-3c0 0 1-1 1-2z"><text:p/></draw:path><draw:path draw:style-name="gr2" draw:text-style-name="P79" svg:width="0.294cm" svg:height="0.074cm" svg:x="0.889cm" svg:y="1.069cm" svg:viewBox="0 0 295 75" svg:d="M2 0h7c2 0 2 0 3 1 1 0 1 0 1 0 1 0 1 0 1 0h1c0 0 1 1 2 2v1c1 1 1 1 2 3v1c0 1 0 3 0 4v1c-1 2-1 2-2 4 0 0 0 1 0 2-1 0-2 1-2 2 0 0-1 0-2 1 0 0 0 1-1 1s-1 0-2 0-1 0-2 0h-7-1l2-22zM2 0zM11 18zM7 5l-2 13h3 1 1 1c0-1 0-1 0-1 1 0 1 0 1 0 0-1 1-1 1-2 0-2 0-2 0-4v-1c0-1 0-1 0-2v-1-1c-1 0-2-1-2-1h-1c-1 0-1 0-2 0zM7 5zM20 22l2-21v-1h1 14 1v1l-1 3v1h-10l-1 4h9 1v4h-1-9l-1 5h11 1v1l-1 3v1h-15-1zM20 22zM55 15h4 1c0 1 0 2 0 2v1c1 1 1 1 1 1 1 0 1 0 2 0s1 0 1 0c0 0 1 0 2 0 0-1 0-1 0-1 0-1 0-1 0-1v-1-1h-1-1c0 0-1-1-2-1l-1-1h-1c-1 0-2-1-2-2-1 0-1-1-2-2 0-1 0-2 0-2 0-1 0-2 1-2 0-1 0-1 1-2s2-2 2-2h1 1c2 0 2 0 3 0s2 0 3 0 2 1 3 2c0 0 1 1 1 2s0 2 0 3v1h-4-1v-1-1l-1-1v-1c-1 0-1 0-2 0s-2 0-2 1c0 0-1 0-1 1 1 0 1 0 1 0 0 1 0 1 0 1 0 0 2 1 3 1s1 0 2 1c1 0 1 1 2 1s1 0 1 1 1 1 1 1c0 0 0 1 1 1v1c0 0 0 1 0 2v1h-1c0 1-1 2-1 3 0 0 0 1-1 1-1 1-1 1-2 1s-1 0-1 0v1c-2 0-2 0-4 0-1 0-2-1-3-1s-2-1-3-2l-1-1c-1-1-1-3-1-5zM55 15zM91 25h-4-1l-1-5h-7l-2 4v1l-5-1h-1l1-1 11-21h4 1v1l5 22zM91 25zM84 15l-1-6-3 6zM84 15zM92 25l4-22h1 3 1v1l5 13 2-12v-1h1l3 1h1l-3 22h-1-4-1l-4-14-2 12v1h-1l-4-1zM92 25zM117 27l3-17-5-1h-1l1-4h1l17 2-1 4v1l-1-1h-5l-4 17v1h-1l-4-1h-1zM117 27zM146 32l-4-1h-1v-5l-7-1-3 4v1l-4-1h-1v-1l12-20 1-1v1h4v1l4 22v1zM146 32zM140 21l-1-6-2 6zM140 21zM178 29l3 2c-1 2-1 2-2 4-1 0-1 1-3 1 0 1 0 1 0 1h-1c-1 0-3 0-5 0-1 0-1-1-2-1-1-1-2-2-3-3l-1-1v-1-1c0-2 0-4 0-7l1-1c0-1 0-1 0-1 1-2 3-4 4-6 1 0 3-1 4-1 1-1 3-1 4 0h1l1 1c1 0 3 1 3 2s1 2 1 3 0 1 0 3h-5c0-1 0-1 0-1v-1-1c-1-1-1-1-2-1s-1 0-1 0h-1c0 0-1 0-2 0 0 1 0 1 0 1 0 0-1 0-1 1-1 0-1 2-1 4-1 1-1 2-1 3s0 1 0 2c1 0 1 1 1 1 0 0 1 1 2 1h1c1 0 1 0 1-1h1c1 0 1-1 1-2l1-1zM178 29zM199 43l-4-1h-1v-5l-6-2-3 4h-1-4l-1-1 1-1 14-18v-1l4 1v1l2 23zM199 43zM194 32v-6l-4 5zM194 32zM203 43l5-16-4-2h-1l1-4h1l15 4-1 4h-1l-4-1-6 17-4-1h-1zM203 43zM230 52l-4-1v-1-5l-7-2-3 4-4-1h-2l1-1 15-18h4v1l1 23v1zM230 52zM226 40v-6l-4 5zM226 40zM232 51l8-20 8 2h1c0 1 1 1 1 1 1 1 2 1 2 1 0 0 0 1 1 1 1 1 1 1 1 3 0 0 0 1 0 2v1 1h-1c-1 2-1 2-2 3-1 0-1 0-1 1-1 0-2 0-3 0 1 0 1 1 1 2v1c0 1 1 1 1 3l1 4v2l-1-1-5-1v-1l-1-5c0-1 0-2-1-3v-1c0-1 0-1 0-1h-1c0-1-1-1-1-1l-3 8-1 1v-1h-4v-1zM232 51zM248 42zM241 41h3c0 1 1 1 2 1 0 1 0 1 1 1 1-1 1-1 1-1 0-1 0-1 0-1 1 0 1-1 1-1v-1c-1 0-1 0-1 0v-1c-1 0-2 0-3-1h-2zM241 41zM250 58l9-21 4 1v1l-7 20-1 1-4-1h-1zM250 58zM258 61l8-21v-1h1l3 2h1l2 14 4-11v-1h1l3 2h1-1l-7 21-1 1-4-2-2-14-4 11v1h-1l-3-2zM258 61zM293 74l-4-1v-1-5l-6-2-4 4-4-2h-1l1-1 15-17 1-1v1l4 1v1l-1 23v1zM293 74zM289 62l1-6-4 5z"><text:p/></draw:path><draw:path draw:style-name="gr2" draw:text-style-name="P79" svg:width="0.344cm" svg:height="0.078cm" svg:x="0.403cm" svg:y="1.063cm" svg:viewBox="0 0 345 79" svg:d="M217 26l-1-22v-1l14-1v1 4l-9 1v4l8-1h1v1 3 1h-1l-7 1v8 1h-4zM217 26zM234 25l-2-22v-1h1l15-1v1 3 1l-10 1v4l9-1h1v1 3 1h-10v5l11-1h1v1 3 1h-1zM234 25zM252 1h7c2 0 2 0 3 0s1 0 1 0c1 0 1 0 1 0h1c0 1 1 2 2 2 0 1 0 1 0 1 1 1 2 2 2 3 0 0 0 1 0 2s0 2 1 3c0 1 0 1 0 1v1c-1 1-1 2-1 3s0 1 0 1c-1 1-1 2-2 3l-1 1c-1 1-1 1-2 1h-1-2l-9 1v-1l-1-22zM252 1zM256 5l1 14h3c1 0 1 0 1 0h1c1 0 1-1 1-1 0-1 1-1 1-1v-1h1c0-1 0-1 0-1 0-1 0-2 0-3v-1c0-2-1-2-1-3 0 0 0-1-1-1 0-1 0-1-1-1 0 0 0-1-1-1h-1c-1 0-1 0-2 0zM256 5zM272 23v-22-1h1 14 1v1 4h-1-10v4h10v4h-10v6l11-1h1v1 4h-1-15zM272 23zM302 9zM296 9h2c1 0 2 0 3 0h1 1v-1-1c0-1 0-1-1-1 0-1 0-1 0-1-1 0-1 0-1 0-1 0-2 0-3 0h-2zM296 9zM329 24h-4-1v-1l-1-4h-8l-1 4h-1-4-5l-3-5c-1-1-1-1-2-2 0-1 0-1 0-1h-1v-1c-1 0-1 0-1 0h-1v9h-1-4v-22-1h8 1 1c2 1 3 1 4 1 1 1 2 2 2 2 0 1 0 2 1 2 0 0 0 1 0 2s0 2-1 2v1c0 1 0 1 0 1-1 0-1 1-1 1h-1c0 1-1 1-2 1 1 0 2 1 2 2l1 1c0 1 1 1 1 2l2 3 8-20h4 1l7 22 1 1zM329 24zM321 14l-2-6-2 6zM321 14zM331 24v-22-1l4 1h1v18h9v1 3 1zM331 24zM10 72zM1 59l3-2h1l4 12v1c0 1 0 2 1 2v1c1 0 1 0 1 0h1c1 0 1 0 1 0 1 0 1 0 1 0 1 0 1-1 1-1v-1c1 0 1 0 1-1l-1-1c0-1 0-2 0-2l-4-12 4-2h1l3 11c1 1 1 3 2 3 0 2 0 2 0 3v1c0 1 0 2 0 2-1 0-1 0-1 1s-1 1-1 2c0 0-1 1-2 1 0 0-1 0-2 1-1 0-1 0-1 0-1 1-3 1-3 1-1 0-2 0-2 0 0-1-1-1-1-1v-1c-1 0-1 0-1 0 0 0-1-1-1-2-1 0-1-1-1-2 0 0-1-2-2-2l-3-12zM1 59zM25 73l-6-21v-1l4-1 11 10-4-12v-1h1l3-1h1v1l6 20v1l-4 1-10-9 3 11v1h-1l-3 1zM25 73zM44 66l-7-21h1l4-2h1l6 21v1l-4 1-1 1zM44 66zM56 61l-13-18v-1l5-1h1l8 12v-15-1h1l4-1v1 23h-1l-4 2h-1zM56 61zM69 57l-5-21v-1l14-4h1l1 4-10 4v3l10-3v1l1 3v1l-9 3 1 4 10-2 1-1v1 4h1-1l-14 4zM69 57zM87 51l-5-21v-1l8-2h1 1c1 0 2 0 3 0h1c0 0 1 0 2 1 0 1 1 1 1 2l1 1c0 1 0 1 0 2s0 2 0 3c-1 1-1 1-1 1-1 1-1 2-2 2 1 0 1 0 1 1 1 0 1 1 2 1 0 0 1 1 2 2l3 3 1 1h-2l-4 2v-1l-4-3c-1-1-2-2-2-2-1 0-1-1-1-1-1 0-1 0-1 0 0-1 0-1 0-1h-1l-1 1 2 8v1h-1l-3 1h-1zM87 51zM88 37h3c1 0 1-1 2-1s1-1 1-1h1v-1c0-1 0-1 0-1-1 0-1 0-1 0 0-1 0-1 0-1v-1c-1 0-1 0-1 0h-1v1c0 0-1 0-2 0l-2 1zM88 37zM104 39l4-2c0 1 1 2 1 2 1 1 1 1 1 1v1h1c0 0 1 0 2 0v-1h1l1-1c0 0 0-1 1-1 0-1 0-1 0-1h-1v-1h-1c0 0-1 0-2-1 0 0-1 0-2 0h-1-1c-1 0-2 0-3 0 0 0 0-1-1-1v-1c-1 0-2-1-2-2s0-2 0-2c0-1 0-2 0-2v-1h1c0-1 1-1 1-2 1-1 2-1 2-1 1 0 2-1 2-1 2-1 3-1 4-1s2 1 2 2c2 0 2 0 2 1 1 1 2 2 2 3l-4 2h-1c0-1 0-1 0-1-1 0-1 0-1 0 0-1 0-1 0-1-1 0-1 0-2 0h-1-1l-1 1c0 1 0 1 0 1h1c0 1 0 1 0 1h1 1 1c1 0 2 0 3 0 0 0 1 1 2 1 0 0 1 0 2 0 0 0 0 1 1 1v1c1 1 1 2 1 3v1c0 1 0 2 0 3s0 1-1 2l-1 1c0 0-1 1-2 1 0 1-2 1-2 1-2 0-3 0-4 0s-2 0-3 0l-1-1v-1c-1 0-2-2-2-4zM104 39zM124 41l-5-21v-1h1 4l6 22h-1l-5 1zM124 41zM129 18l7-2c1 0 1 0 2 0s1 0 1 0h1c1 0 1 0 1 0l2 1c1 1 1 1 1 1 1 1 1 1 2 3 0 0 1 0 1 1s0 2 0 3v1l1 1c0 2 0 2 0 4 0 0-1 1-1 2 0 0 0 1 0 2-1 0-1 1-2 1 0 1 0 1-1 1s-1 1-2 1-1 1-2 1l-7 2-1-1-4-21v-1zM129 18zM134 21l3 14 2-1h1c1-1 1-1 1-1 1 0 1 0 1 0 0-1 1-1 1-2v-1c0-1 0-1 0-1v-2h-1 1l-1-1v-1c0-1-1-2-1-2v-1l-1-1h-1-1-1c0 0-1 0-2 0zM134 21zM170 33h-4-1l-2-4-7 1-1 5-5 1h-1v-1l5-22v-1l5-1v1l11 20 1 1zM170 33zM160 25l-2-6-1 6zM160 25zM169 9h7c2 0 2 0 2 0 1 0 2 0 2 0h1 1c0 0 1 0 2 1v1c1 1 2 2 2 2 0 1 0 1 0 1 0 1 0 1 1 1 0 1 1 2 1 4 0 1 0 2 0 2v1 1c0 2-1 2-1 3-1 1-1 1-1 2s-1 1-2 1c0 0 0 1-1 1 0 1 0 1-1 1h-2l-8 1v1-1l-3-22zM169 9zM182 19zM174 14l2 13h2c1 0 1 0 2-1 1 0 1 0 1 0 1-1 1-1 1-1 0-1 0-2 0-2v-1c0-1 0-1 0-3v-1c0-1 0-2 0-2l-1-1-1-1v-1c-1 0-1 0-2 0s-2 0-2 0zM174 14zM191 29l-2-22v-1h1l14-1h1v4h-1l-10 2 1 3 9-1h1v1 3 1h-1l-9 1 1 5 10-1h1v4h-1l-14 2z"><text:p/></draw:path><draw:path draw:style-name="gr9" draw:text-style-name="P85" svg:width="0.923cm" svg:height="0.86cm" svg:x="0.335cm" svg:y="0.375cm" svg:viewBox="0 0 924 861" svg:d="M121 99c-3 11-7 28-8 38-1 0-1 0-2 0-1-2 1-4-3-4 2-5 2-14-1-18-2-4-4-8-8-10-2-3-6-6-8-8-3-4-7-6-11-7-3-1-6-2-8-4-5-3-9-1-13 1-4 0-11-4-17-5v1c24 10 36 25 47 38 2 3 13 15 14 16h2l-1 1c-1 1-5 1-4 3 0 2 3 2 5 3 1 1 0 6 2 6s3-4 4-5c-2 18-4 36-6 54h-1c-3 0-3 5-5 6-3-2 4-18-1-23-2-4-5-7-8-11-5-2-8-5-10-8-4-4-7-6-11-8-3 0-6-2-10-4s-8-2-13 0c-4 2-12-2-18-4-1 0-1 0 0 0 27 12 40 28 52 43 4 5 9 11 13 15 1 1 2 2 2 2v1c0 2 4 2 5 4 2 1 1 6 3 7-2 22-4 44-6 65h-1c-2-2 1-5-5-4 3-8 2-12 0-16-4-3-7-7-10-10-2-4-5-7-9-9s-8-4-11-8c-3-2-5-4-9-4-5 1-10 1-14 1-6-1-12-3-19-5-2 0-2 1 0 2 28 10 42 26 54 41 5 4 9 9 14 13 1 1 0 2-3 1-4-4-8-8-12-13-12-15-26-30-54-40-1 0-1 1-1 3 2 3 4 7 5 10s2 7 2 11c1 3 2 7 2 12 2 3 4 5 7 5l16 4c3 1 5 3 6 6 0 5 1 9 3 10s4 2 6 3c4 2 8 3 11 3 2-1 3-2 4-4 1-3 3-4 3-6 2-1 5-1 6 2 1 2 1 8 3 8 3 0 4-6 5-7 0-1 0-1 1-1-2 22-3 43-4 64-4-2 0-6-6-6-3 0-5-6-5-17 1-6-2-10-8-11-5-2-8-5-10-10-4-4-7-7-12-8-3 0-6-2-10-4-5-2-10-2-14 0-6 1-13-1-20-4-2-1-2 1-1 2 31 10 46 28 60 43 5 5 10 11 15 15 2 3 0 2-2 2-5-5-10-10-14-16-14-15-29-32-60-42-1 0-1 1-1 3 2 3 4 7 5 11 1 3 3 7 3 10 0 5 0 9 2 13 1 3 4 5 7 6 6 1 12 3 18 3 3 2 6 4 6 8-2 4 0 8 3 10 3 0 5 2 7 4 4 2 8 4 11 2 2-1 3-2 5-4 0-3 1-4 3-6 3 0 8 2 8 4 2 2 1 6 4 6s4-4 5-6c1 0 1 0 1-1 0 19 0 38 1 57-1-1-1-2-2-2-1-2 1-4-5-4-3 0-3 4-5 6 3-12 1-17-2-20-4-2-8-5-10-10-3-4-6-7-11-9-4-1-8-3-12-6-3-3-7-4-11-3s-9 2-14 2c-7-1-13-2-20-4-2 0-3 4-1 4 31 6 49 20 65 34 5 4 10 8 16 12 1 2 0 2-2 1-6-3-10-8-16-12-15-13-32-27-63-33-2 0-1 1 0 2 1 4 3 7 5 10 2 4 3 8 3 11 1 4 2 8 4 12 2 3 5 5 9 5 5 2 11 2 17 2 5 0 7 2 7 6-1 7 1 10 4 10 2 1 5 1 7 3 4 2 8 2 12 2 2-1 3-3 3-5 1-3 2-5 4-6 2-2 4-2 6-2l1 1c2 2 1 7 4 7s4-5 6-6c0-1 0-2 1-2 1 22 4 43 7 63-1 0-1 0-2-1 0-1 0-4-4-3-4 0-2 3-3 4-1 0-1 1-2 1 1-7 1-17-3-21-5-2-8-6-11-10s-7-7-11-8c-5-2-9-4-13-6-3-3-7-4-10-4-5 2-10 2-14 2-7 0-14-1-21-2-2-1-2 3 0 4 31 5 49 20 65 32 6 5 10 10 17 14 2 1 0 3-2 2-6-4-11-9-17-14-15-13-32-27-64-32-1-1-1 0 0 2 2 3 4 6 6 10 1 4 3 7 3 10 2 5 2 9 4 12s5 5 9 5c6 0 12 1 17 2s7 3 7 6c0 4 1 9 4 10 3 0 5 1 8 2 4 2 8 3 12 2 1-1 2-3 3-5 1-3 2-5 3-6 2-2 6-2 9-2 1 0 1 0 2 0 1 2 0 6 2 6 3 0 4-4 5-5s1-2 3-2c2 15 6 31 10 46 0-1 0-1-1-1-4-3-7-6-10-10s-7-7-11-9c-6-1-10-3-13-6-4-3-7-3-11-3-5 1-9 2-14 2-7 0-13-1-20-2-3-1-3 4-1 4 32 6 51 20 67 34 4 4 10 6 14 8 1 2 0 4-2 2-4-2-9-4-14-9-16-13-33-27-65-33-1 0-1 0 0 1 2 3 4 7 6 11l3 10c2 4 3 8 4 12 3 2 5 4 8 5 6 3 11-1 17 1 3 1 7 4 6 8 1 4 2 8 6 8 2 0 5 1 7 3 5 2 9 2 13 1 2 1 3-3 3-5 1-3 2-4 4-6 1-1 6-5 7-1 1 1 1 5 3 5 1 0 2-3 3-5 6 14 12 28 19 42-1 2-1 4-3 6-1-7-4-12-10-15-4-1-9-3-13-5-5-2-9-4-14-3-4 1-9 0-14-1s-8 0-12 2c-3 3-7 6-12 8-7 1-13 3-19 5-1 1 0 3 1 3 31-8 54-2 74 2 5 2 11 4 16 4 1 2 1 2-2 2-5-1-10-2-15-3-19-5-42-11-73-3-1 0-1 2 1 2l10 8c2 2 5 4 7 8 3 4 5 7 8 9 3 1 6 2 9 1 7-1 13-2 18-5 4-1 7 0 9 3 2 4 4 7 8 7 2-1 5-1 8-1 4 0 7 0 11-3 2-2 2-5 2-7-1-3-1-5 0-6l4-3c0 2 1 5 2 5 3 0 4-6 6-8 14 26 28 46 47 68 7-2 13-3 19-4-22-20-37-38-54-65 2-1 2-5 4-6 2-2 4-2 4-4 1 2 3 2 4 5-1 2 6 0 9-2 1-2 3-2 5-2 2-2 4-4 4-8 0-2 2-5 4-6 5 0 10-1 14-2 2 0 4-2 6-4 2-3 2-6 2-10 0-2 0-6 2-8 2-3 3-6 4-8s1-2 0-2c-24 8-35 21-46 33-4 3-6 7-10 11-1 1-2 0-2-2 4-3 7-6 10-10 12-12 24-26 47-34 1-1 1-3-1-2-4 2-10 3-15 3-4-1-7-1-11-1-2 1-5 2-8 3s-6 3-10 5c-2 4-4 6-8 8-2 2-5 4-7 8-1 4-1 10-1 16h-1c-3 0-2 4-4 5 0 1-1 1-2 1-8-14-15-30-21-45 0 1 1 1 1 1 3 0 3-6 5-7s4-1 4-3c1 4 3 6 5 7 3 0 7-1 9-2s4-2 6-3 3-4 2-8c0-2 2-4 6-4 4-2 8-2 13-3 3-1 5-2 6-4 1-6 3-12 5-18 0-3 2-6 4-8 0-1 0-1 0-1-23 6-36 17-48 28-4 3-8 6-12 10-1 0-2-2-1-2 4-3 8-6 12-10 12-10 25-22 48-28 1-1 1-3-1-3-5-1-10 3-15 3-4 0-7 0-11-1-3-1-6 1-8 3-3 2-6 4-10 6-3 1-6 4-8 7s-4 6-7 8c-3 3-3 9-1 13-6-2-5 3-7 5 0 1-1 1-1 1-7-17-12-35-15-53 0-1 1-3 2-4s2-1 4-1c2 2 3 3 3 5 1 3 1 4 4 5 4 0 7 0 10-2 2-2 4-3 6-3 2-1 4-3 3-9 0-3 3-5 6-6l15-2c2 0 6-2 6-5s2-7 2-10l3-9c1-4 3-6 4-10 1 0 1-1 0-1-23 7-36 19-48 30-5 5-10 9-15 13-2 1-2-1-1-1 4-4 10-8 15-13 12-12 25-24 48-31 2-1 2-3 0-3s-12 5-17 4c-4 0-8-3-12-2-3 2-6 3-9 4-4 2-7 4-10 6-3 3-6 6-9 8-4 2-6 6-9 9-1 5-2 9-1 13 0 0-1 0-2 0s-1 0-2 1c-2-15-4-31-6-46l1 1c3 0 3-5 5-7 1-2 3-2 4-3 2-1 4 0 6 1s3 2 4 5c0 2 1 3 3 4 4 0 8 0 11-2 2-1 4-2 6-2 3-1 4-5 3-9 0-4 2-6 6-6 5 0 10 0 16-3 2-1 4-3 6-5 2-4 3-7 3-11 0-3 1-6 3-9 1-4 2-7 4-10-26 6-40 20-54 32-4 4-9 9-15 12-2 2-2 0 0-1 4-4 9-8 14-13 13-12 27-25 55-32 2-2 2-5-2-5-5 3-11 4-17 4-4-1-9-3-13-1-3 2-6 3-9 4-5 0-8 2-11 6-2 4-5 6-9 8-6 2-8 5-9 10 0 6 0 11-1 18-2 0-4 1-4-1-1-2 1-5-5-4-1 0-2 1-3 3-1-21-2-42-2-64 2 1 4 2 6 3 2 2 1 7 3 7 3 0 5-4 5-7 0-2 2-2 4-2-2 2-2 4-1 6 2 1 5 2 7 1 3 0 4 2 4 5s1 5 3 5c4-2 8-3 11-2 3 0 5-1 6-3 1-3 2-6 3-9 2-3 4-5 6-6 5-2 10-2 16-3 2-1 5-2 6-5 2-4 2-7 3-11 1-3 1-6 3-9 0-4 2-7 4-10v-1c-26 7-39 19-52 31-4 5-9 9-15 13-2 1-2-1 0-1 5-4 9-8 14-13 13-12 27-25 53-32 2-1 2-4-2-4-5 3-11 4-17 4-5-1-9-2-13-1-3 1-6 2-9 4-5 1-8 3-11 6s-6 6-9 8c-4 3-6 6-9 10-2 4-3 8-1 14-1-1-4-2-4-4-2-2 1-4-5-4-3 0-2 4-4 5-1 1-3 2-5 3 1-20 2-39 3-58 1 0 1 0 2 1 2 2 1 7 3 7 3 0 4-5 6-7 0-1 1-1 2-2 3-1 6 0 8 1 1 2 3 4 3 6 1 2 2 3 4 4 3 1 7 0 10-2 2-2 4-3 6-3 3-1 4-5 4-9 1-3 3-5 6-6 5-1 10 0 15-2 3-2 5-3 7-6 1-3 1-7 2-10 1-5 2-8 3-11s3-6 5-10c0 0 0-1-1-1-25 7-39 19-51 32-5 4-9 9-15 13-2 1-2-1-1-2 6-3 10-8 15-12 13-13 26-26 52-33 1-1 0-3-1-3-6 2-12 3-18 3-4 0-8-1-12-1s-7 2-10 4-6 4-10 6-7 4-10 8c-4 3-7 7-9 11-2 5 1 17-1 19-1-1-3-1-4-3s1-4-5-4c-2 0-2 4-4 6h-1c1-22 3-46 6-69 1 0 3 0 4 2 1 1 1 6 3 6 3 0 4-4 5-6 1-1 1-2 2-2 3 0 5 0 8 2 0 1 2 2 2 4 1 2 2 4 4 5 4 1 8 0 11-2 1-1 3-3 6-3 2-1 3-4 3-9 0-3 2-5 6-6 5-1 10-1 15-3 3 0 5-2 7-4 2-4 2-8 3-12 0-3 1-6 3-9 1-3 2-7 4-9 0-2 0-2 0-2-26 7-39 20-52 32-4 4-9 8-14 12-2 2-3 0-1-2 5-3 9-8 14-12 13-12 27-25 52-32 2-1 1-3-1-4-6 3-12 4-17 4-5-1-9-2-13-1-14 5-30 14-38 28-4 5 1 16-1 17-2 0-3 0-3-2-1-2 1-4-5-4-2 0-2 4-4 6l-2 1v-2c2-1 4-1 4-4 0-2-2-3-4-4 3-19 5-39 8-59 1 1 2 1 3 2s1 6 3 6 3-4 4-6c1-1 1-1 2-2 1 2-2 6 0 6s5 0 7 1 3 3 3 5c0 4 1 6 3 4 4-1 8-2 12-2 2 0 4 0 5-2l3-10c2-2 4-4 6-6l16-2c4 0 6-2 7-5l2-11 3-10c0-3 2-6 4-9 1-1 0-1 0-1-25 7-39 20-51 32-5 4-10 9-15 12-2 2-2 0-1-1 5-4 10-8 15-13 12-12 26-24 52-31 3-1 2-5-1-5-6 4-12 5-18 4-4-1-9-2-13-1-3 1-6 2-9 3-11 6-21 13-28 24-2 4-3 8-1 15-1-1-2-1-4-3-1-1 2-3-3-2-3 0-2 2-4 4 0 0-1 0-2 1 2-14 4-27 6-41 3 0 3-5 5-6 2-2 5-2 5-5 0-2-3-3-5-5-1 0 0-2-1-2 3 0 3 4 7 2 3-2 5-5 8-8 1-2 2-4 3-5 2-3 1-7-2-10-2-1-1-4 1-8 4-4 8-7 12-11 3-2 4-4 3-8-1-3-2-6-4-10-1-3-2-6-3-10 0-3-1-6-1-9 0-2-1-2-1-2-16 22-18 41-21 58-1 7-1 13-3 19 0 0-1 0-2 0 2-6 3-12 4-19 2-18 4-37 20-59 2-2 0-3-2-3-5 4-9 8-13 13-4 4-7 5-12 6-4 2-6 4-6 8s-2 8-5 11c-3 4-4 8-3 12 0 5-1 9-2 13-3 9 1 16 11 20 2 1 4 0 7-2-2 0-2 4-4 6-2 1-5 1-5 3s2 2 4 3c1 0 1 0 2 1s1 3 1 5zM121 99zM117 551c0 0 0 2 1 2-5 3-2 2-1-2zM117 551zM433 462l-52 101 4 6 53-105c-2-1-4-1-5-2zM433 462zM292 268c-1-1-1-2-1-4h4c1 3 2 6 2 8l3 1c-1-3-1-5-1-9h2c2 3 3 8 4 11l2 1c0-3-1-5-1-8 1 0 2 0 2 0 2 3 3 7 4 10l1 1c0-3-1-5-1-8 1 0 2 0 3 0 1 3 2 7 4 11 0-3-1-5-1-8 1 0 2 0 3 0 2 2 3 7 4 11v-9c1 0 1-2 2-2 2 5 4 8 5 14l1 1-3-11c1 0 2 0 3 0 3 3 5 10 6 13v1l-3-14h3c4 4 5 12 6 16v1l-2-13h2c3 4 4 11 4 15l2 1-3-14c1 0 2 0 3 0 2 4 4 12 4 16l-4-2c2 1 4 2 6 3l-3-13c1 0 2 0 3 0 3 4 4 11 4 16h1l-3-15c1 0 2 0 4 0 2 5 4 13 4 19h2l-3-16c1 0 2 0 3 0 4 5 5 14 6 20v-18c1 0 2 0 3 1 3 5 3 15 3 21l2-18c2 0 3 0 4 1 2 5 0 15-1 21l3-18c1 0 2 0 3 1 2 5 0 15-1 21h1l2-18c1 0 3 1 4 2 1 5-1 14-1 20h1l2-16c1 0 3 0 4 1 1 5-1 14-1 19l1 2 3-18c0 1 2 1 3 2 1 5 0 14-1 20l3-16c1 0 2 0 3 1 2 5 0 14-1 19l1 1 2-14c1 1 2 1 3 1 1 5 0 12-1 18l2-14c2 0 2 0 4 1 0 5 0 12-2 17l2 1 2-14c1 1 2 1 3 1 1 5 0 12-1 18l2-13c2 1 2 1 4 1 1 5 0 12-1 18l2-12c2 0 2 1 4 1 0 5 0 11-1 17h1l2-12c1 0 2 1 3 1 1 5 0 11-1 17l2-11c1 0 2 1 3 1 1 4 0 10-1 16l2-11c2 0 3 3 4 3 1 4 0 10-2 14h1l3-10c2 0 2 1 3 2 1 4-1 9-3 14l2 1 1-11c2 2 3 5 4 6h1c0-1 2-4 4-6l1 11 1-1c-2-5-3-10-2-14 0-1 1-2 2-2l4 10c-1-4-2-10-1-14 1 0 2-3 3-3l2 11c0-6-2-12 0-16 1 0 2-1 3-1l1 11h1c-1-6-3-12-1-17 1 0 2-1 3-1l2 12h1c-1-6-2-12-1-17 1 0 2-1 3-1l2 12c0-6-2-13 0-18 1 0 2 0 3-1l2 13c-1-6-2-13-1-18 2 0 2 0 4-1l2 14v-1c0-5-2-12 0-17 1-1 2-1 3-1l2 14c-1-6-2-13-1-18 2 0 2 0 4-1l2 14v-1c-1-5-2-14-1-19 1-1 2-1 3-1l3 16h1c-2-6-3-15-2-20 2-1 2-1 4-2l2 18 2-2c-2-5-3-14-2-19 2-1 2-1 4-1l2 16h2c-2-6-3-15-2-20 2-1 3-2 4-2l2 18h1c-1-6-3-16-1-21 1-1 2-1 3-1l3 18h1c-1-6-3-16-2-21 2-1 3-1 4-1l2 18h1c0-6-1-16 2-21 1-1 3-1 4-1l-1 18h1c1-6 2-15 5-20 1 0 2 0 4 0l-4 16h2c1-6 2-14 5-19 1 0 2 0 3 0l-2 15c1-5 2-12 4-16 2 0 2 0 4 0l-3 13 1-1c1-4 2-12 5-16 1 0 1 0 3 0l-3 14 1-1c0-4 2-11 4-15 1 0 2 0 3 0l-3 13 1-1c1-4 2-12 6-16 1 0 2 0 3 0l-3 14 1-1c1-3 1-10 5-13h2l-2 11c2-1 2-1 2-2 2-4 3-9 4-13 0 0 0 2 1 2l-1 9h2c0-4 2-9 4-11h2c0 2 0 5-2 8h2c2-4 2-9 4-11h2c0 3-1 5-2 9 2-1 2-2 2-2 2-2 0-4 4-10h2c0 3 0 5-1 8l2-1c1-3 3-8 4-11 1 0 2 0 3 0 0 4-1 6-2 9l3-1c1-2 1-5 2-8h4c0 2-1 3-1 4 1-1 2-1 3-1v1h-1l4 4v1l-6-3h-2c2 2 3 2 4 4v1l-6-3h-1c2 2 3 3 4 4l-1 1-6-3h-1c2 2 3 3 4 4l-1 1-6-3c2 2 4 3 5 4l-1 2-8-4c2 2 4 4 5 5l-1 1-8-4-1 1c3 2 5 3 7 5l-2 2-9-5-1 1c4 2 6 4 9 7l-3 2-10-7h-2c5 3 6 5 9 8l-3 2-10-7-1 1c5 2 6 5 11 9l-3 1-13-8c4 4 6 6 10 10h-3l-9-4c2 2 4 4 8 6l-4 1-13-7-1 1c5 3 6 5 12 8l-2 1-15-6c6 3 8 6 15 10l-5 2-16-9-1 1c6 3 8 6 14 10l-4 2-15-9v1c6 3 8 6 14 10l-4 2-16-8c6 3 8 6 14 10l-4 2-16-8c7 4 10 7 17 12l-4 2-15-7c4 3 7 5 12 9l-4 2-9-5c2 1 5 3 8 5l-4 2-8-3c3 1 5 3 8 5l-4 2-19-8v1c7 3 10 6 17 9l-4 3-18-7c6 2 9 6 17 9l-5 3-18-8v1c7 3 10 5 17 8l-4 3-19-6v1c7 2 10 3 18 6l-4 3-14-3c3 1 6 2 10 4l-3 3-16-4-1 1c8 2 11 3 19 7l-4 3-18-4c5 1 8 3 14 6l-3 3-16-4c6 2 8 3 14 6l-2 3-18-4v1c6 2 9 3 15 6l-3 3-16-4v1c6 2 8 2 14 5l-4 3-8-2c2 1 4 2 6 4l-2 2-13-3v-1l-1 2c6 2 7 1 12 5l-2 3-13-4v1c5 2 7 1 12 5l-3 3-12-3c-2 2-2 3-4 5 2 3 4 6 6 9-2 0-4 1-6 1-1-2-2-3-3-5-1 2-1 4-2 5-3 0-5 0-7 0 2-3 4-7 6-10-1-2-2-3-3-5l-13 3-3-3c6-4 7-3 13-5v-1l-13 4-3-3c5-4 6-3 12-5v-2 1l-14 3-3-2c3-2 5-3 7-4l-9 2-2-3c6-3 7-3 14-5v-1l-17 4-3-3c6-3 9-4 16-6l-1-1-17 4-3-3c6-3 9-4 15-6l-17 4-3-3c6-3 8-5 14-6l-18 4-4-3c8-4 12-5 19-7l-1-1-16 4-2-3c4-2 6-3 9-4l-14 3-3-3c7-3 10-4 18-6l-1-1-19 6-4-3c7-3 10-5 18-8l-1-1-18 8-4-3c7-3 10-7 17-9l-18 7-4-3c6-3 10-6 16-9v-1l-18 8-4-2c2-2 5-4 7-5l-7 3-4-2c3-2 5-4 8-5l-10 5-4-2c6-4 8-6 12-9l-14 7-5-2c7-5 11-8 18-12h-1l-15 8-4-2c6-4 8-7 14-10l-17 8-4-2c6-4 9-7 15-10l-1-1-15 9-3-2c6-4 8-7 14-10l-2-1-16 9-3-2c6-4 7-7 13-10l-13 6-4-1c6-3 7-5 13-8l-1-1-14 7-3-1c3-2 5-4 7-6l-9 4h-3c5-4 6-6 11-10h-1 1l-14 8-3-1c5-4 6-7 11-9v-1l-12 7-2-2c3-3 4-5 9-8h-1l-11 6-2-2c2-2 4-4 8-7h-1l-9 5-2-2c2-2 3-4 7-5l-2-1-7 4-2-1c2-2 3-3 6-5h-1l-7 4-1-2c2-1 2-2 5-4h-1l-5 3-1-1c1-1 2-2 4-4h-2l-5 3-1-1c1-2 2-2 4-4h-1l-5 3-2-1c2-1 2-2 4-3l-3-3c1 0 1 0 2 0zM292 268zM492 460l40 77-4 6-41-81c2-1 3-1 5-2zM492 460zM760 239c18 45 22 65 73 47-5-4-13-6-20-9-16-7-35-15-53-37zM760 239zM889 596c-37 32-52 50-92 11 7-1 13 0 20 0 17 2 41 5 71-10 0-1 0-1 1-1zM889 596zM796 606v-1c58-44 63-4 92-8-29 14-52 11-69 10-8-2-15-2-23-1zM796 606zM903 514c-26 41-33 61-83 35 4 0 8-1 12-2 21-4 44-8 70-32 0 0 0-1 1-1zM903 514zM818 549c42-58 58-21 84-34-25 23-48 27-68 30-6 1-11 2-16 4zM818 549zM918 444l-1 1c-21 43-28 63-80 42 4-1 8-2 11-3 20-5 46-13 69-39 0-1 1-1 1-1zM918 444zM835 487c37-63 57-27 81-42-22 24-47 32-66 38-5 1-10 2-15 4zM835 487zM924 366c-18 50-21 72-79 58 5-2 9-4 13-6 20-9 44-20 65-50h-1c-19 28-44 39-63 48-5 2-11 5-15 7h-1c31-72 57-35 81-57zM924 366zM922 300c-16 46-20 68-75 54 4-2 9-4 13-7 18-8 42-19 61-47zM922 300zM846 353c28-66 52-35 74-52-18 25-41 36-58 44-6 3-11 5-16 8zM846 353zM913 231c-15 45-19 65-71 51 6-4 13-7 21-10 15-9 33-17 49-40v-1zM913 231zM841 282c27-64 50-33 71-51-16 23-33 31-48 39-8 4-17 7-23 12zM841 282zM906 159c-15 42-18 62-63 52-3 0-6 0-9-2 7-4 14-8 22-12 16-7 34-16 49-38 1 0 1 0 1 0zM906 159zM834 209c26-62 49-33 70-49-14 21-32 29-46 35-10 5-18 8-24 14zM834 209zM711 548c14 43 17 62 68 49-1 0-1-1-1-1-5-8-13-11-22-14-13-5-29-10-45-33 0-1 0-1 0-1zM711 548zM778 594c-24-56-47-29-66-45 15 21 30 27 43 32 9 2 17 6 23 13zM778 594zM736 500c18 41 22 60 70 44-4-3-9-4-15-7-15-5-35-12-55-37zM736 500zM806 544l1-1c-18 51-46 98-89 139 5 1 11 2 16 3 132-143 119-307 90-546-1-4-6-36-8-42 0-6-2-9-2-11 31-38 15-49-16-77 18 29 18 38 16 57 0 5-1 11-1 18-1-1-1-1-1-1 0-7 1-12 1-18 2-18 3-27-18-57v-1c9 26-30 33 16 80l1 2c8 66 17 131 22 196-30-60-51-30-72-44 16 20 34 28 50 34 8 3 16 6 22 11 7 92 2 179-27 257-29-58-49-28-70-42 19 23 39 30 53 35 7 3 12 5 16 8zM806 544zM403 759c-26 20-46 48-53 91 7 0 17 11 24 11 11-58 30-88 56-105-9 1-18 2-27 3zM403 759zM748 434c19 42 24 62 74 45-4-8-13-11-23-14-13-5-29-10-45-28-2-1-4-2-6-3zM748 434zM823 479c-28-56-48-34-68-42 15 16 30 22 43 26 11 4 20 6 25 16zM823 479zM756 372c18 43 23 63 74 46-4-8-12-10-22-13-15-4-32-10-48-31-2 0-3-2-4-2zM756 372zM830 415c-29-56-50-29-70-41 16 20 32 25 46 30 10 2 18 5 24 11zM830 415zM760 305c18 43 23 64 74 46-5-3-12-6-20-9-16-6-36-13-53-36 17 22 37 29 53 34 8 4 15 6 20 10-30-61-52-27-74-45zM760 305zM751 165c19 43 23 64 75 46v-1c-5-3-10-5-16-7-17-6-38-14-57-37-1 0-1-1-2-1zM751 165zM825 209c-29-57-49-30-71-42 18 21 38 28 54 34 6 3 12 5 17 8zM825 209zM741 100c19 43 23 63 74 46l1-1v-1c-7-4-16-9-26-14-14-7-31-17-47-28v-1l-1-1c-1 0-1 0-1 0zM741 100zM814 143c-26-53-46-31-66-39-1-1-2-1-4-2 16 11 32 19 46 27 9 4 18 9 24 14zM814 143zM892 95l-2 2v-2c0 0 1 0 2 0zM892 95zM890 99c-12 38-15 56-60 46-2 0-2 0-4 0 8-8 17-11 25-14 13-5 25-10 39-32zM890 99zM827 141c23-56 44-30 63-45-14 23-27 28-40 33-7 3-16 6-23 12zM827 141zM516 757c29 19 49 48 58 104 7 0 17-9 23-9-7-46-28-73-55-92-8-1-17-2-26-3zM516 757zM93 207h-2c-2 2-3 3-3 6s-1 4-5 4c-4-2-7-3-11-3-2 0-4-1-6-3s-2-7-3-10-3-5-6-6c-5-2-11-3-16-4-4 0-6-2-7-5-1-2-2-7-2-12-1-7-3-14-6-20-2-4-1-5 1-5 27 12 39 28 51 42 4 6 9 11 14 16zM93 207zM101 138c-2 1-3 2-3 4-1 2-1 5-4 5-3-2-7-2-11-3-2-1-4-2-6-3-2-2-3-5-3-9 0-3-2-5-5-6-5-1-9-2-14-3-3-1-5-3-7-5-1-3-2-7-2-11 0-3 0-6-2-9 0-3-2-7-4-9 0-4 0-6 2-5 23 11 34 25 46 39 4 4 10 12 13 15z"><text:p/></draw:path><draw:path draw:style-name="gr8" draw:text-style-name="P81" svg:width="0.041cm" svg:height="0.013cm" svg:x="0.755cm" svg:y="0.471cm" svg:viewBox="0 0 42 14" svg:d="M37 5h-32c-6 0-7 10-1 9 7 0 38 0 38 0v-14c0 3-2 5-5 5z"><text:p/></draw:path><draw:path draw:style-name="gr10" draw:text-style-name="P81" svg:width="0.084cm" svg:height="0.035cm" svg:x="1.115cm" svg:y="1.146cm" svg:viewBox="0 0 85 36" svg:d="M3 25c-6-8 1-14 7-12l67 22c1 1 1 1 1 1 4 0 7-3 7-7 0-3-3-6-5-6l-73-23-6 15c-2 4-1 8 2 10z"><text:p/></draw:path><draw:path draw:style-name="gr8" draw:text-style-name="P81" svg:width="0.077cm" svg:height="0.034cm" svg:x="0.846cm" svg:y="1.106cm" svg:viewBox="0 0 78 35" svg:d="M59 35c4 0 7-5 7-8 0-4-3-8-6-7l-53-6c-4 0-7-3-7-7s3-7 7-7h2l69 4-11 27c-2 4-5 3-8 4z"><text:p/></draw:path><draw:path draw:style-name="gr8" draw:text-style-name="P81" svg:width="0.077cm" svg:height="0.034cm" svg:x="0.687cm" svg:y="1.106cm" svg:viewBox="0 0 78 35" svg:d="M19 35c-4 0-8-5-8-8 0-4 4-8 7-7l52-6c5 0 8-3 8-7s-3-7-7-7c-1 0-1 0-2 0l-69 4 11 27c2 4 5 3 8 4z"><text:p/></draw:path><draw:path draw:style-name="gr10" draw:text-style-name="P81" svg:width="0.084cm" svg:height="0.035cm" svg:x="0.411cm" svg:y="1.146cm" svg:viewBox="0 0 85 36" svg:d="M82 25c6-8-1-14-7-12l-67 22c-1 1-1 1-1 1-4 0-7-3-7-7 0-3 2-6 5-6l73-23 6 15c2 4 1 8-2 10z"><text:p/></draw:path></draw:g></text:p>
          </table:table-cell>
          <table:table-cell table:style-name="Tabela6.B1" office:value-type="string">
            <text:p text:style-name="P4">UNIVERSIDADE <text:span text:style-name="T19">FEDERAL DE SANTA CATARINA</text:span></text:p>
            <text:p text:style-name="P1">CENTRO <text:span text:style-name="T19">TECNOLÓGICO (CTC)</text:span></text:p>
            <text:p text:style-name="P1">DEPARTAMENTO DE INFORMÁTICA <text:span text:style-name="T19">E ESTATÍSTICA (INE) </text:span></text:p>
            <text:p text:style-name="P2">SISTEMAS OPERACIONAIS – INE5611</text:p>
            <text:p text:style-name="P3">PROF. CRISTIAN KOLIVER</text:p>
          </table:table-cell>
        </table:table-row>
      </table:table>
      <text:p text:style-name="P53"><text:span text:style-name="T70">RECUPERAÇÃO - DEZEMBRO</text:span> 201<text:span text:style-name="T71">6</text:span></text:p>
      <text:p text:style-name="P54">1) <text:span text:style-name="T70">Analise as seguintes assertivas a respeito de um processo:</text:span></text:p>
      <text:list xml:id="list7774267854202069164" text:style-name="L10">
        <text:list-item>
          <text:p text:style-name="P55"><text:span text:style-name="T70">tem seu próprio espaço de endereço e variáveis globais</text:span></text:p>
        </text:list-item>
        <text:list-item>
          <text:p text:style-name="P56">lista de arquivos abertos</text:p>
        </text:list-item>
        <text:list-item>
          <text:p text:style-name="P56">lista de alarmes pendentes, sinais e manipuladores de sinais</text:p>
        </text:list-item>
      </text:list>
      <text:p text:style-name="P21">Estão corretas as assertivas:</text:p>
      <text:p text:style-name="P28">a) <text:span text:style-name="T72">I, II e III.</text:span></text:p>
      <text:p text:style-name="P24">b) <text:span text:style-name="T72">II e III</text:span>.</text:p>
      <text:p text:style-name="P33">c) <text:span text:style-name="T72">I e III</text:span>.</text:p>
      <text:p text:style-name="P24">d) <text:span text:style-name="T70">Apenas II.</text:span></text:p>
      <text:p text:style-name="P27">e) <text:span text:style-name="T70">Nenhuma delas</text:span></text:p>
      <text:p text:style-name="P54"/>
      <text:p text:style-name="P63"><text:span text:style-name="Fonte_20_parág._20_padrão"><text:span text:style-name="T51">2) </text:span></text:span><text:span text:style-name="Fonte_20_parág._20_padrão"><text:span text:style-name="T52">O número de processos completados por unidade de tempo é conhecido como:</text:span></text:span></text:p>
      <text:p text:style-name="P63"><text:span text:style-name="Fonte_20_parág._20_padrão"><text:span text:style-name="T55">a) Saída.</text:span></text:span></text:p>
      <text:p text:style-name="P63"><text:span text:style-name="Fonte_20_parág._20_padrão"><text:span text:style-name="T7">b) Vazão (</text:span></text:span><text:span text:style-name="Fonte_20_parág._20_padrão"><text:span text:style-name="T8">throughput</text:span></text:span><text:span text:style-name="Fonte_20_parág._20_padrão"><text:span text:style-name="T7">).</text:span></text:span></text:p>
      <text:p text:style-name="P63"><text:span text:style-name="Fonte_20_parág._20_padrão"><text:span text:style-name="T55">c) Eficiência</text:span></text:span></text:p>
      <text:p text:style-name="P63"><text:span text:style-name="Fonte_20_parág._20_padrão"><text:span text:style-name="T55">d) Capacidade.</text:span></text:span></text:p>
      <text:p text:style-name="P27"><text:span text:style-name="Fonte_20_parág._20_padrão"><text:span text:style-name="T73">e) Nenhuma das opções acima.</text:span></text:span></text:p>
      <text:p text:style-name="P22"/>
      <text:p text:style-name="P23">3) <text:span text:style-name="T74">O estado de um processo é definido por:</text:span></text:p>
      <text:p text:style-name="P24">a) <text:span text:style-name="T74">a atividade final do processo.</text:span></text:p>
      <text:p text:style-name="P24">b) <text:span text:style-name="T74">a atividade que acaba de ser executada pelo processo.</text:span></text:p>
      <text:p text:style-name="P28">c) <text:span text:style-name="T74"> a atividade atual do processo.</text:span></text:p>
      <text:p text:style-name="P24">d) <text:span text:style-name="T74">a atividade a ser executada em seguida pelo processo.</text:span></text:p>
      <text:p text:style-name="P24">e) <text:span text:style-name="T74">Nenhuma das opções acima.</text:span></text:p>
      <text:p text:style-name="P25"/>
      <text:p text:style-name="P63"><text:span text:style-name="T50">4) </text:span><text:span text:style-name="Fonte_20_parág._20_padrão"><text:span text:style-name="T53">O grau de multi-programação é:</text:span></text:span></text:p>
      <text:p text:style-name="P57">a) <text:span text:style-name="T75">o número de processos em execução.</text:span></text:p>
      <text:p text:style-name="P57">b) <text:span text:style-name="T75">o número de processos executados por unidade de tempo</text:span>.</text:p>
      <text:p text:style-name="P57">c) <text:span text:style-name="T75">o número de processos na fila de espera.</text:span></text:p>
      <text:p text:style-name="P57">d) <text:span text:style-name="T75">o número de processos na fila de E/S.</text:span></text:p>
      <text:p text:style-name="P64"><text:span text:style-name="Fonte_20_parág._20_padrão"><text:span text:style-name="T9">e) </text:span></text:span><text:span text:style-name="Fonte_20_parág._20_padrão"><text:span text:style-name="T10">o número de processos na memória.</text:span></text:span></text:p>
      <text:p text:style-name="P63"><text:span text:style-name="Fonte_20_parág._20_padrão"><text:span text:style-name="T50"/></text:span></text:p>
      <text:p text:style-name="P63"><text:span text:style-name="Fonte_20_parág._20_padrão"><text:span text:style-name="T50">5) </text:span></text:span><text:span text:style-name="Fonte_20_parág._20_padrão"><text:span text:style-name="T54">Quando um processo termina: </text:span></text:span></text:p>
      <text:list xml:id="list5241911506414504715" text:style-name="L12">
        <text:list-item>
          <text:p text:style-name="P65"><text:span text:style-name="Fonte_20_parág._20_padrão"><text:span text:style-name="T54">ele é removido de todas as filas, exceto da fila de tarefas</text:span></text:span></text:p>
        </text:list-item>
        <text:list-item>
          <text:p text:style-name="P65"><text:span text:style-name="Fonte_20_parág._20_padrão"><text:span text:style-name="T54">seu bloco de controle de processo é desalocado.</text:span></text:span></text:p>
        </text:list-item>
      </text:list>
      <text:p text:style-name="P63"><text:span text:style-name="Fonte_20_parág._20_padrão"><text:span text:style-name="T54">Estão corretas as afirmativas:</text:span></text:span></text:p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45">a) <text:span text:style-name="T76">I</text:span>.</text:p>
          </table:table-cell>
          <table:table-cell table:style-name="Tabela4.A1" office:value-type="string">
            <text:p text:style-name="P32">b) <text:span text:style-name="T76">II</text:span>.</text:p>
          </table:table-cell>
          <table:table-cell table:style-name="Tabela4.A1" office:value-type="string">
            <text:p text:style-name="P46">c) <text:span text:style-name="T76">I e II</text:span>.</text:p>
          </table:table-cell>
          <table:table-cell table:style-name="Tabela4.A1" office:value-type="string">
            <text:p text:style-name="P46">d) <text:span text:style-name="T76">Nenhuma</text:span>.</text:p>
          </table:table-cell>
        </table:table-row>
      </table:table>
      <text:p text:style-name="P35"/>
      <text:p text:style-name="P63"><text:span text:style-name="Fonte_20_parág._20_padrão"><text:span text:style-name="T46">6</text:span></text:span><text:span text:style-name="Fonte_20_parág._20_padrão"><text:span text:style-name="T44">) Considere o seguinte conjunto de processos</text:span></text:span><text:span text:style-name="Fonte_20_parág._20_padrão"><text:span text:style-name="T45"> com</text:span></text:span><text:span text:style-name="Fonte_20_parág._20_padrão"><text:span text:style-name="T44"> </text:span></text:span><text:span text:style-name="Fonte_20_parág._20_padrão"><text:span text:style-name="T45">o tempo de rajada de</text:span></text:span><text:span text:style-name="Fonte_20_parág._20_padrão"><text:span text:style-name="T44"> CPU </text:span></text:span><text:span text:style-name="Fonte_20_parág._20_padrão"><text:span text:style-name="T45">(</text:span></text:span><text:span text:style-name="Fonte_20_parág._20_padrão"><text:span text:style-name="T47">burst </text:span></text:span><text:span text:style-name="Fonte_20_parág._20_padrão"><text:span text:style-name="T48">time</text:span></text:span><text:span text:style-name="Fonte_20_parág._20_padrão"><text:span text:style-name="T45">)</text:span></text:span><text:span text:style-name="Fonte_20_parág._20_padrão"><text:span text:style-name="T44"> dado em milissegundos: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6"><text:span text:style-name="Fonte_20_parág._20_padrão"><text:span text:style-name="T45">Processo</text:span></text:span></text:p>
          </table:table-cell>
          <table:table-cell table:style-name="Tabela5.B1" office:value-type="string">
            <text:p text:style-name="P66"><text:span text:style-name="Fonte_20_parág._20_padrão"><text:span text:style-name="T44">Tempo de </text:span></text:span><text:span text:style-name="Fonte_20_parág._20_padrão"><text:span text:style-name="T45">rajada</text:span></text:span><text:span text:style-name="Fonte_20_parág._20_padrão"><text:span text:style-name="T44"> do processo</text:span></text:span></text:p>
          </table:table-cell>
        </table:table-row>
        <table:table-row>
          <table:table-cell table:style-name="Tabela5.A2" office:value-type="string">
            <text:p text:style-name="P63"><text:span text:style-name="Fonte_20_parág._20_padrão"><text:span text:style-name="T44">P1 </text:span></text:span></text:p>
          </table:table-cell>
          <table:table-cell table:style-name="Tabela5.B2" office:value-type="string">
            <text:p text:style-name="P67">6</text:p>
          </table:table-cell>
        </table:table-row>
        <table:table-row>
          <table:table-cell table:style-name="Tabela5.A2" office:value-type="string">
            <text:p text:style-name="P63"><text:span text:style-name="Fonte_20_parág._20_padrão"><text:span text:style-name="T44">P2 </text:span></text:span></text:p>
          </table:table-cell>
          <table:table-cell table:style-name="Tabela5.B2" office:value-type="string">
            <text:p text:style-name="P67">8</text:p>
          </table:table-cell>
        </table:table-row>
        <table:table-row>
          <table:table-cell table:style-name="Tabela5.A2" office:value-type="string">
            <text:p text:style-name="P63"><text:span text:style-name="Fonte_20_parág._20_padrão"><text:span text:style-name="T44">P3 </text:span></text:span></text:p>
          </table:table-cell>
          <table:table-cell table:style-name="Tabela5.B2" office:value-type="string">
            <text:p text:style-name="P67">7</text:p>
          </table:table-cell>
        </table:table-row>
        <table:table-row>
          <table:table-cell table:style-name="Tabela5.A2" office:value-type="string">
            <text:p text:style-name="P63"><text:span text:style-name="Fonte_20_parág._20_padrão"><text:span text:style-name="T44">P4 </text:span></text:span></text:p>
          </table:table-cell>
          <table:table-cell table:style-name="Tabela5.B2" office:value-type="string">
            <text:p text:style-name="P67">3</text:p>
          </table:table-cell>
        </table:table-row>
      </table:table>
      <text:p text:style-name="P63"><text:span text:style-name="Fonte_20_parág._20_padrão"><text:span text:style-name="T44"/></text:span></text:p>
      <text:p text:style-name="P63"><text:span text:style-name="Fonte_20_parág._20_padrão"><text:span text:style-name="T44">Supondo que o</text:span></text:span><text:span text:style-name="Fonte_20_parág._20_padrão"><text:span text:style-name="T45">s</text:span></text:span><text:span text:style-name="Fonte_20_parág._20_padrão"><text:span text:style-name="T44"> processo</text:span></text:span><text:span text:style-name="Fonte_20_parág._20_padrão"><text:span text:style-name="T45">s</text:span></text:span><text:span text:style-name="Fonte_20_parág._20_padrão"><text:span text:style-name="T44"> acima est</text:span></text:span><text:span text:style-name="Fonte_20_parág._20_padrão"><text:span text:style-name="T45">ão</text:span></text:span><text:span text:style-name="Fonte_20_parág._20_padrão"><text:span text:style-name="T44"> sendo agendado</text:span></text:span><text:span text:style-name="Fonte_20_parág._20_padrão"><text:span text:style-name="T45">s</text:span></text:span><text:span text:style-name="Fonte_20_parág._20_padrão"><text:span text:style-name="T44"> com o algoritmo de escalonamento SJF:</text:span></text:span></text:p>
      <text:p text:style-name="P63"><text:span text:style-name="Fonte_20_parág._20_padrão"><text:span text:style-name="T14">a</text:span></text:span><text:span text:style-name="Fonte_20_parág._20_padrão"><text:span text:style-name="T15">) O tempo de espera para o processo P1 é 3 ms.</text:span></text:span></text:p>
      <text:p text:style-name="P63"><text:span text:style-name="Fonte_20_parág._20_padrão"><text:span text:style-name="T42">b) O tempo de espera para o processo P1 é 0 ms.</text:span></text:span></text:p>
      <text:p text:style-name="P63"><text:span text:style-name="Fonte_20_parág._20_padrão"><text:span text:style-name="T41">c</text:span></text:span><text:span text:style-name="Fonte_20_parág._20_padrão"><text:span text:style-name="T42">) O tempo de espera para o processo P1 é de 16 ms.</text:span></text:span></text:p>
      <text:p text:style-name="P63"><text:span text:style-name="Fonte_20_parág._20_padrão"><text:span text:style-name="T41">d</text:span></text:span><text:span text:style-name="Fonte_20_parág._20_padrão"><text:span text:style-name="T42">) O tempo de espera para o processo P1 é de 9 ms.</text:span></text:span></text:p>
      <text:p text:style-name="P63"><text:span text:style-name="Fonte_20_parág._20_padrão"><text:span text:style-name="T43">e</text:span></text:span><text:span text:style-name="Fonte_20_parág._20_padrão"><text:span text:style-name="T42">) O tempo de espera para o processo P1 é de </text:span></text:span><text:span text:style-name="Fonte_20_parág._20_padrão"><text:span text:style-name="T41">18 </text:span></text:span><text:span text:style-name="Fonte_20_parág._20_padrão"><text:span text:style-name="T42">ms.</text:span></text:span></text:p>
      <text:p text:style-name="P68"/>
      <text:p text:style-name="P7"><text:span text:style-name="T63">7</text:span><text:span text:style-name="T59">) </text:span><text:span text:style-name="T61">Marque o trecho de programa que </text:span><text:span text:style-name="T59">ger</text:span><text:span text:style-name="T60">a</text:span><text:span text:style-name="T59"> o grafo de</text:span><text:span text:style-name="T62"> criação de processos </text:span><text:span text:style-name="T59">abaixo.</text:span></text:p>
      <text:p text:style-name="P8"><draw:g text:anchor-type="paragraph" draw:z-index="1" draw:style-name="gr11"><draw:custom-shape draw:style-name="gr12" draw:text-style-name="P86" xml:id="id1" draw:id="id1" svg:width="0.602cm" svg:height="0.558cm" svg:x="3.623cm" svg:y="-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86" xml:id="id2" draw:id="id2" svg:width="0.602cm" svg:height="0.558cm" svg:x="3.623cm" svg:y="1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4" draw:text-style-name="P87" draw:type="line" svg:x1="3.925cm" svg:y1="0.478cm" svg:x2="3.925cm" svg:y2="1.207cm" draw:start-shape="id1" draw:start-glue-point="8" draw:end-shape="id2" draw:end-glue-point="4" svg:d="M3925 478v729" svg:viewBox="0 0 2 730"><text:p/></draw:connector><draw:custom-shape draw:style-name="gr15" draw:text-style-name="P86" xml:id="id4" draw:id="id4" svg:width="0.602cm" svg:height="0.558cm" svg:x="4.444cm" svg:y="1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86" xml:id="id3" draw:id="id3" svg:width="0.6cm" svg:height="0.558cm" svg:x="2.752cm" svg:y="1.2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17" draw:text-style-name="P87" draw:type="line" svg:x1="3.711cm" svg:y1="0.397cm" svg:x2="3.052cm" svg:y2="1.207cm" draw:start-shape="id1" draw:start-glue-point="7" draw:end-shape="id3" draw:end-glue-point="4" svg:d="M3711 397l-659 810" svg:viewBox="0 0 661 811"><text:p/></draw:connector><draw:connector draw:style-name="gr18" draw:text-style-name="P87" draw:type="line" svg:x1="4.137cm" svg:y1="0.397cm" svg:x2="4.746cm" svg:y2="1.207cm" draw:start-shape="id1" draw:start-glue-point="9" draw:end-shape="id4" draw:end-glue-point="4" svg:d="M4137 397l609 810" svg:viewBox="0 0 610 811"><text:p/></draw:connector></draw:g></text:p>
      <text:p text:style-name="P8"/>
      <text:p text:style-name="P8"/>
      <text:p text:style-name="P19"><text:span text:style-name="T39">a</text:span><text:span text:style-name="T40">)</text:span><text:span text:style-name="T49"> <text:tab/></text:span><text:span text:style-name="T36">for(i=0; i&lt;2; i++)</text:span></text:p>
      <text:p text:style-name="P36"><text:tab/>fork();</text:p>
      <text:p text:style-name="P19"><text:span text:style-name="T37">b)</text:span><text:span text:style-name="T33"> <text:tab/></text:span><text:span text:style-name="Source_20_Text"><text:span text:style-name="T34">for(i= 0; i &lt; 3; i++) {</text:span></text:span></text:p>
      <text:p text:style-name="P19"><text:span text:style-name="Source_20_Text"><text:span text:style-name="T34"><text:tab/><text:tab/>pid = fork();</text:span></text:span></text:p>
      <text:p text:style-name="P19"><text:span text:style-name="Source_20_Text"><text:span text:style-name="T34"><text:tab/><text:tab/>if (pid &lt; 0) break;</text:span></text:span></text:p>
      <text:p text:style-name="P20"><text:span text:style-name="Source_20_Text"><text:span text:style-name="T58"><text:s text:c="7"/>}</text:span></text:span></text:p>
      <text:p text:style-name="P19"><text:span text:style-name="T13">c)</text:span><text:span text:style-name="T4"> <text:tab/></text:span><text:span text:style-name="Source_20_Text"><text:span text:style-name="T5">for(i= 0; i &lt; </text:span></text:span><text:span text:style-name="Source_20_Text"><text:span text:style-name="T6">3</text:span></text:span><text:span text:style-name="Source_20_Text"><text:span text:style-name="T5">; i++) {</text:span></text:span></text:p>
      <text:p text:style-name="P19"><text:span text:style-name="Source_20_Text"><text:span text:style-name="T5"><text:tab/><text:tab/>pid = fork();</text:span></text:span></text:p>
      <text:p text:style-name="P19"><text:span text:style-name="Source_20_Text"><text:span text:style-name="T5"><text:tab/><text:tab/>if (pid </text:span></text:span><text:span text:style-name="Source_20_Text"><text:span text:style-name="T6">==</text:span></text:span><text:span text:style-name="Source_20_Text"><text:span text:style-name="T5"> 0) break;</text:span></text:span></text:p>
      <text:p text:style-name="P20"><text:span text:style-name="Source_20_Text"><text:span text:style-name="T5"><text:s text:c="7"/>}</text:span></text:span></text:p>
      <text:p text:style-name="P19"><text:span text:style-name="T38">d</text:span><text:span text:style-name="T37">)</text:span><text:span text:style-name="T33"> <text:tab/></text:span><text:span text:style-name="Source_20_Text"><text:span text:style-name="T34">for(i= 0; i &lt; 3; i++) {</text:span></text:span></text:p>
      <text:p text:style-name="P19"><text:span text:style-name="Source_20_Text"><text:span text:style-name="T34"><text:tab/><text:tab/>pid = fork();</text:span></text:span></text:p>
      <text:p text:style-name="P19"><text:span text:style-name="Source_20_Text"><text:span text:style-name="T34"><text:tab/><text:tab/>if (pid </text:span></text:span><text:span text:style-name="Source_20_Text"><text:span text:style-name="T35">== 1</text:span></text:span><text:span text:style-name="Source_20_Text"><text:span text:style-name="T34">) break;</text:span></text:span></text:p>
      <text:p text:style-name="P20"><text:span text:style-name="Source_20_Text"><text:span text:style-name="T34"><text:s text:c="7"/>}</text:span></text:span></text:p>
      <text:p text:style-name="P19"><text:span text:style-name="T38">e</text:span><text:span text:style-name="T37">)</text:span><text:span text:style-name="T33"> <text:tab/></text:span><text:span text:style-name="Source_20_Text"><text:span text:style-name="T34">for(i= 0; i &lt; 3; i++) {</text:span></text:span></text:p>
      <text:p text:style-name="P19"><text:span text:style-name="Source_20_Text"><text:span text:style-name="T34"><text:tab/><text:tab/>pid = fork();</text:span></text:span></text:p>
      <text:p text:style-name="P19"><text:span text:style-name="Source_20_Text"><text:span text:style-name="T34"><text:tab/><text:tab/>if (pid </text:span></text:span><text:span text:style-name="Source_20_Text"><text:span text:style-name="T35">&gt; 1</text:span></text:span><text:span text:style-name="Source_20_Text"><text:span text:style-name="T34">) break;</text:span></text:span></text:p>
      <text:p text:style-name="P20"><text:span text:style-name="Source_20_Text"><text:span text:style-name="T5"><text:s text:c="7"/>}</text:span></text:span></text:p>
      <text:p text:style-name="P20"/>
      <text:p text:style-name="P73"><text:span text:style-name="T77">8) O par de processos a seguir compartilha uma variável comum </text:span><text:span text:style-name="T79">X</text:span><text:span text:style-name="T80">:</text:span>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8">Process<text:span text:style-name="T77">o</text:span> A</text:p>
          </table:table-cell>
          <table:table-cell table:style-name="Tabela1.B1" office:value-type="string">
            <text:p text:style-name="P17">Process<text:span text:style-name="T77">o B</text:span></text:p>
          </table:table-cell>
        </table:table-row>
        <table:table-row>
          <table:table-cell table:style-name="Tabela1.A2" office:value-type="string">
            <text:p text:style-name="P14">int Y;<text:line-break/>A1: Y = X*2;<text:line-break/>A2: X = Y; </text:p>
            <text:p text:style-name="P16">up(T);</text:p>
          </table:table-cell>
          <table:table-cell table:style-name="Tabela1.B2" office:value-type="string">
            <text:p text:style-name="P15">int <text:span text:style-name="T77">Z</text:span>;<text:line-break/><text:span text:style-name="T77">B</text:span>1: <text:span text:style-name="T77">down(T);</text:span><text:line-break/><text:span text:style-name="T77">B</text:span>2: <text:span text:style-name="T77">Z = X+1</text:span>; </text:p>
            <text:p text:style-name="P16">X = Z;</text:p>
          </table:table-cell>
        </table:table-row>
      </table:table>
      <text:p text:style-name="P72"><text:span text:style-name="T78">T </text:span>é inicializado com 0 antes de qualquer processo começar a execução e <text:span text:style-name="T78">X</text:span> é inicializado com 5. Quantos valores diferentes de <text:span text:style-name="T78">X</text:span> são possíveis de se obter depois que os dois processos terminam suas execuções?</text:p>
      <text:p text:style-name="P75"><text:span text:style-name="T16">a</text:span><text:span text:style-name="T17">)</text:span><text:span text:style-name="T11"> </text:span><text:span text:style-name="T12">Um.</text:span><text:span text:style-name="T12"><office:annotation><dc:creator>Autor desconhecido</dc:creator><dc:date>2016-12-06T16:51:12.788000000</dc:date><text:list text:style-name=""><text:list-item><text:p text:style-name="P77"><text:span text:style-name="T85">O semáforo T garante que todas as instruções de A terminem a execução antes que B comece. Portanto, agora há apenas uma maneira pela qual as declarações de A e B podem ser intercaladas:</text:span></text:p></text:list-item><text:list-item><text:p text:style-name="P77"><text:span text:style-name="T85">A1 A2 B1 B2: X = 11.</text:span></text:p></text:list-item></text:list></office:annotation></text:span></text:p>
      <text:p text:style-name="P61"><text:span text:style-name="T24">b</text:span><text:span text:style-name="T23">)</text:span><text:span text:style-name="T64"> </text:span><text:span text:style-name="T65">Dois.</text:span></text:p>
      <text:p text:style-name="P61"><text:span text:style-name="T24">c</text:span><text:span text:style-name="T23">)</text:span><text:span text:style-name="T64"> </text:span><text:span text:style-name="T65">Três.</text:span></text:p>
      <text:p text:style-name="P62"><text:span text:style-name="T25">d</text:span><text:span text:style-name="T23">)</text:span><text:span text:style-name="T26">Quatro</text:span></text:p>
      <text:p text:style-name="P62"><text:span text:style-name="T28">e</text:span><text:span text:style-name="T29">)</text:span><text:span text:style-name="T30"> </text:span><text:span text:style-name="T29">Não há como saber.</text:span></text:p>
      <text:p text:style-name="P69"/>
      <text:p text:style-name="P71"><text:span text:style-name="T77">9</text:span>) <text:span text:style-name="T69">Selecione a alternativa que descreve os principais momentos em que o escalonador de processos deve ser acionado:</text:span></text:p>
      <text:p text:style-name="P76"><text:span text:style-name="T18">a) </text:span><text:span text:style-name="T3">Quando um processo é criado; quando um processo termina sua execução; quando um processo vai para o estado bloqueado; quando ocorre uma interrupção de E/S.</text:span></text:p>
      <text:p text:style-name="P76"><text:span text:style-name="T77">b) </text:span>Quando um processo é criado; quando um processo termina sua execução; quando um processo vai para o estado bloqueado; quando um processo está realizando operações de escrita e leitura no disco.</text:p>
      <text:p text:style-name="P76"><text:span text:style-name="T77">c) </text:span>Quando um processo é criado; quando um processo termina sua execução; quando um processo está aguardando o término dos seus processos filhos; quando ocorre uma interrupção de E/S.</text:p>
      <text:p text:style-name="P76"><text:span text:style-name="T77">d) </text:span>Quando um processo é criado; quando o processo está realizando operações de escrita e leitura no disco; quando um processo vai para o estado bloqueado; quando ocorre uma interrupção de E/S.</text:p>
      <text:p text:style-name="P76"><text:span text:style-name="T77">e) </text:span>Quando um processo é criado; quando um processo termina sua execução; quando um processo vai para o estado bloqueado; quando um processo está aguardando o término dos seus processos filhos.</text:p>
      <text:p text:style-name="P70"/>
      <text:p text:style-name="P48"><text:span text:style-name="T22">10</text:span><text:span text:style-name="T20">) </text:span><text:span text:style-name="T21">Cinco jobs estão esperando para serem executados. Seus tempos de execução previstos são 9, 6, 3, 5 e X. Em que ordem eles deveriam ser executados para minimizar o tempo médio de retorno?</text:span></text:p>
      <text:p text:style-name="P52"><text:span text:style-name="T81">a) </text:span>Se X = 1, a ordem deverá ser<text:span text:style-name="T81">á: </text:span> 1, 3, 5, 6 e 9.</text:p>
      <text:p text:style-name="P51"><text:span text:style-name="T31">b) </text:span><text:span text:style-name="T27">Se X = 1, a ordem deverá ser</text:span><text:span text:style-name="T32">á</text:span><text:span text:style-name="T27">: 9, 6, 5, 3 e 1.</text:span></text:p>
      <text:p text:style-name="P51"><text:span text:style-name="T31">c) </text:span><text:span text:style-name="T27">Se X = 4, a ordem deverá ser</text:span><text:span text:style-name="T32">á</text:span><text:span text:style-name="T27">: </text:span><text:span text:style-name="T31">4</text:span><text:span text:style-name="T27">, </text:span><text:span text:style-name="T31">3</text:span><text:span text:style-name="T27">, 5, 6 e 9.</text:span></text:p>
      <text:p text:style-name="P51"><text:span text:style-name="T31">d) </text:span><text:span text:style-name="T27">Se X = 7, a ordem deverá ser</text:span><text:span text:style-name="T32">á:</text:span><text:span text:style-name="T27"> 9, 7, 6, 5 e 3.</text:span></text:p>
      <text:p text:style-name="P50"><text:span text:style-name="T81">e) </text:span>Se X = 12, a ordem deverá ser<text:span text:style-name="T81">á</text:span>: 12, 9, 6, 5 e 3.</text:p>
      <text:p text:style-name="P49"/>
      <text:p text:style-name="P47">11) (GATE 2010) Considere os métodos usados pelos processos P1 e P2 para acessar suas seções críticas sempre que necessário, conforme descrito abaixo. Os valores iniciais das variáveis booleanas compartilhadas <text:span text:style-name="T78">S1</text:span> e <text:span text:style-name="T78">S2</text:span> são atribuídos aleatoriamente. 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11">Método usado por P1</text:p>
          </table:table-cell>
          <table:table-cell table:style-name="Tabela2.B1" office:value-type="string">
            <text:p text:style-name="P11">Método usado por P1</text:p>
          </table:table-cell>
        </table:table-row>
        <table:table-row>
          <table:table-cell table:style-name="Tabela2.A2" office:value-type="string">
            <text:p text:style-name="P12">while(S1==S2);</text:p>
            <text:p text:style-name="P12">Critical section</text:p>
            <text:p text:style-name="P12">S1 = S2;</text:p>
          </table:table-cell>
          <table:table-cell table:style-name="Tabela2.B2" office:value-type="string">
            <text:p text:style-name="P13"><text:span text:style-name="T82">while(S1!=S2);</text:span><text:line-break/><text:span text:style-name="T82">Critical section</text:span><text:line-break/><text:span text:style-name="T82">S2 = not(S1);</text:span> </text:p>
          </table:table-cell>
        </table:table-row>
      </table:table>
      <text:p text:style-name="P59">Qual das seguintes afirmações descreve as propriedades alcançadas?</text:p>
      <text:p text:style-name="P58">a) Exclusão mútua, mas não progresso.</text:p>
      <text:p text:style-name="P58">b) Progresso mas não exclusão mútua.</text:p>
      <text:p text:style-name="P58">c) Nem a exclusão mútua nem o progresso.</text:p>
      <text:p text:style-name="P74">d) Tanto a exclusão mútua como o progresso.</text:p>
      <text:p text:style-name="P74"/>
      <text:p text:style-name="P60">12) Um sistema embarcado com 1 MB de memória principal implementa um pequeno sistema operacional que disponibiliza 2 MB de memória virtual para aplicações. Sabendo que as páginas no sistema embarcado armazenam 4 KB de dados e que as entradas na tabela de páginas mantêm 4 bits de controle:</text:p>
      <text:p text:style-name="P34">a) <text:span text:style-name="T84">São necessárias duas páginas físicas (</text:span><text:span text:style-name="T2">frames</text:span><text:span text:style-name="T84">) para armazenar a tabela de páginas que ocupa 768 KB.</text:span></text:p>
      <text:p text:style-name="P26">b) <text:span text:style-name="T56">São necessárias três páginas físicas (</text:span><text:span text:style-name="T57">frames</text:span><text:span text:style-name="T56">) para armazenar a tabela de páginas que ocupa 4 KB.</text:span></text:p>
      <text:p text:style-name="P29">c) <text:span text:style-name="T84">É necessário apen</text:span><text:span text:style-name="T84"><office:annotation><dc:creator>Autor desconhecido</dc:creator><dc:date>2016-12-06T17:13:10.233000000</dc:date><text:p text:style-name="P78"><text:span text:style-name="T85">Memória virtual de 2MB = 2</text:span><text:span text:style-name="T86">21</text:span><text:span text:style-name="T85"> (2</text:span><text:span text:style-name="T86">9</text:span><text:span text:style-name="T85"> páginas)</text:span></text:p><text:p text:style-name="P78"><text:span text:style-name="T85">Páginas de 4KB = 2</text:span><text:span text:style-name="T86">12</text:span></text:p><text:p text:style-name="P78"><text:span text:style-name="T85">Memória física de 1MB = 2</text:span><text:span text:style-name="T86">20</text:span><text:span text:style-name="T85"> (2</text:span><text:span text:style-name="T86">8</text:span><text:span text:style-name="T85"> páginas)</text:span></text:p><text:p text:style-name="P78"><text:span text:style-name="T85">b) Tamanho de uma tabela de páginas = 512 entradas * 1,5 bytes (12 bits) por entrada = 512+256 = 768 B (0,75 KB)</text:span></text:p><text:p text:style-name="P78"><text:span text:style-name="T85">Como as páginas armazenam 4 KB, apenas uma página é necessária para armazenar a tabela de páginas.</text:span></text:p></office:annotation></text:span><text:span text:style-name="T84">as uma página física (</text:span><text:span text:style-name="T2">frame</text:span><text:span text:style-name="T84">) para armazenar a tabela de páginas que ocupa 768 bytes.</text:span></text:p>
      <text:p text:style-name="P26">d) <text:span text:style-name="T56">São necessárias duas páginas físicas (</text:span><text:span text:style-name="T57">frames</text:span><text:span text:style-name="T56">) para armazenar a tabela de páginas que ocupa 2 KB.</text:span></text:p>
      <text:p text:style-name="P41">e) <text:span text:style-name="T74">Nenhuma das opções acima.</text:span></text:p>
      <text:p text:style-name="P41"/>
      <text:p text:style-name="P37">13) Considere uma fila de disco com solicitações de E/S para blocos em cilindros:</text:p>
      <text:p text:style-name="P38">98 183 37 122 14 124 65 67</text:p>
      <text:p text:style-name="P37">Considerando o escalonamento FCFS e que a cabeça do disco está, inicialmente, em 53, o número total de movimentos da cabeça é:</text:p>
      <text:p text:style-name="P42">a) 600.</text:p>
      <text:p text:style-name="P42">b) 620.</text:p>
      <text:p text:style-name="P42">c) 630.</text:p>
      <text:p text:style-name="P30">d) 640.</text:p>
      <text:p text:style-name="P42">e) 650.</text:p>
      <text:p text:style-name="P42"/>
      <text:p text:style-name="P39">14) Considere a seguinte sequência de referências a páginas:</text:p>
      <text:p text:style-name="P40">1 2 3 4 2 1 5 6 2 1 2 3 7 6 3 2 1 2 3 6</text:p>
      <text:p text:style-name="P39">Para o algoritmo de substituição de página LRU com 4 <text:span text:style-name="T1">frames</text:span>, o número de ausências de página é: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31">a) 10.</text:p>
          </table:table-cell>
          <table:table-cell table:style-name="Tabela3.A1" office:value-type="string">
            <text:p text:style-name="P44">b) 14.</text:p>
          </table:table-cell>
          <table:table-cell table:style-name="Tabela3.A1" office:value-type="string">
            <text:p text:style-name="P44">c) 8.</text:p>
          </table:table-cell>
        </table:table-row>
        <table:table-row>
          <table:table-cell table:style-name="Tabela3.A1" office:value-type="string">
            <text:p text:style-name="P44">d) 11.</text:p>
          </table:table-cell>
          <table:table-cell table:style-name="Tabela3.A1" office:value-type="string">
            <text:p text:style-name="P44">e) 5.</text:p>
          </table:table-cell>
          <table:table-cell table:style-name="Tabela3.A1" office:value-type="string">
            <text:p text:style-name="P9"/>
          </table:table-cell>
        </table:table-row>
      </table:table>
      <text:p text:style-name="P39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Arial2" svg:font-family="Arial, Helvetica, sans-serif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imes New Roman1" svg:font-family="'Times New Roman', 'Times New Roman'" style:font-family-generic="roman"/>
    <style:font-face style:name="TT2EC3o00" svg:font-family="TT2EC3o00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5f_0" draw:display-name="Gradient_0" draw:style="linear" draw:start-color="#3e3e3e" draw:end-color="#2b2b2b" draw:start-intensity="100%" draw:end-intensity="100%" draw:angle="1800" draw:border="0%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fo:orphans="2" fo:widows="2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Respostas" style:family="paragraph" style:parent-style-name="Text_20_body" style:master-page-name="">
      <style:paragraph-properties fo:margin-top="0cm" fo:margin-bottom="0.3cm" loext:contextual-spacing="false" style:page-number="auto"/>
      <style:text-properties fo:font-weight="normal" officeooo:rsid="006fd8fb" style:font-size-asian="10.5pt" style:font-weight-asian="normal" style:font-weight-complex="normal"/>
    </style:style>
    <style:style style:name="Hanging_20_indent" style:display-name="Hanging indent" style:family="paragraph" style:parent-style-name="Text_20_body" style:class="text"/>
    <style:style style:name="Addressee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Endnote" style:family="paragraph" style:parent-style-name="Standard" style:class="extra"/>
    <style:style style:name="Sender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alutation" style:family="paragraph" style:parent-style-name="Standard" style:class="text"/>
    <style:style style:name="Signature" style:family="paragraph" style:parent-style-name="Standard" style:class="text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50:42.52</meta:creation-date>
    <dc:date>2016-12-06T17:25:15.520000000</dc:date>
    <meta:editing-duration>P1DT18H51M17S</meta:editing-duration>
    <meta:editing-cycles>195</meta:editing-cycles>
    <meta:generator>LibreOffice/4.4.3.2$Windows_x86 LibreOffice_project/88805f81e9fe61362df02b9941de8e38a9b5fd16</meta:generator>
    <meta:document-statistic meta:table-count="6" meta:image-count="0" meta:object-count="0" meta:page-count="2" meta:paragraph-count="138" meta:word-count="1132" meta:character-count="5941" meta:non-whitespace-character-count="4889"/>
  </office:meta>
</office:document-meta>
</file>